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36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Calculation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column table:style-name="co1" table:default-cell-style-name="ce3"/>
        <table:table-column table:style-name="co1" table:default-cell-style-name="Default"/>
        <table:table-column table:style-name="co1" table:default-cell-style-name="ce8"/>
        <table:table-row table:style-name="ro1">
          <table:table-cell/>
          <table:table-cell table:style-name="ce1" office:value-type="string" calcext:value-type="string" table:number-columns-spanned="12" table:number-rows-spanned="1">
            <text:p>Calculations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MILP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M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Exhaustive</text:p>
          </table:table-cell>
          <table:covered-table-cell table:style-name="ce5"/>
          <table:covered-table-cell table:style-name="ce7"/>
          <table:table-cell table:style-name="ce2" office:value-type="string" calcext:value-type="string" table:number-columns-spanned="3" table:number-rows-spanned="1">
            <text:p>Quick</text:p>
          </table:table-cell>
          <table:covered-table-cell table:style-name="ce5"/>
          <table:covered-table-cell table:style-name="ce7"/>
        </table:table-row>
        <table:table-row table:style-name="ro1">
          <table:table-cell/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$'milp-charge-cnt'.B2:.B1001])" office:value-type="float" office:value="1.699" calcext:value-type="float">
            <text:p>1.699</text:p>
          </table:table-cell>
          <table:table-cell table:formula="of:=AVERAGE([$'milp-charge-cnt'.C2:.C1001])" office:value-type="float" office:value="0.138" calcext:value-type="float">
            <text:p>0.138</text:p>
          </table:table-cell>
          <table:table-cell table:formula="of:=AVERAGE([$'milp-charge-cnt'.B2:.B1001]; [$'milp-charge-cnt'.C2:.C1001])" office:value-type="float" office:value="0.9185" calcext:value-type="float">
            <text:p>0.9185</text:p>
          </table:table-cell>
          <table:table-cell table:formula="of:=AVERAGE([$'qm-charge-cnt'.B2:.B1001])" office:value-type="float" office:value="4.796" calcext:value-type="float">
            <text:p>4.796</text:p>
          </table:table-cell>
          <table:table-cell table:formula="of:=AVERAGE([$'qm-charge-cnt'.C2:.C1001])" office:value-type="float" office:value="0.275" calcext:value-type="float">
            <text:p>0.275</text:p>
          </table:table-cell>
          <table:table-cell table:formula="of:=AVERAGE([$'qm-charge-cnt'.B2:.B1001]; [$'qm-charge-cnt'.C2:.C1001])" office:value-type="float" office:value="2.5355" calcext:value-type="float">
            <text:p>2.5355</text:p>
          </table:table-cell>
          <table:table-cell table:formula="of:=AVERAGE([$'sa-exhaustive-charge-cnt'.C2:.C1001])" office:value-type="float" office:value="3.411" calcext:value-type="float">
            <text:p>3.411</text:p>
          </table:table-cell>
          <table:table-cell table:formula="of:=AVERAGE([$'sa-exhaustive-charge-cnt'.D2:.D1001])" office:value-type="float" office:value="0.087" calcext:value-type="float">
            <text:p>0.087</text:p>
          </table:table-cell>
          <table:table-cell table:formula="of:=AVERAGE([$'sa-exhaustive-charge-cnt'.C2:.C1001]; [$'sa-exhaustive-charge-cnt'.D2:.D1001])" office:value-type="float" office:value="1.749" calcext:value-type="float">
            <text:p>1.749</text:p>
          </table:table-cell>
          <table:table-cell table:formula="of:=AVERAGE([$'sa-quick-charge-cnt'.C2:.C1001])" office:value-type="float" office:value="2.567" calcext:value-type="float">
            <text:p>2.567</text:p>
          </table:table-cell>
          <table:table-cell table:formula="of:=AVERAGE([$'sa-quick-charge-cnt'.D2:.D1001])" office:value-type="float" office:value="0.114" calcext:value-type="float">
            <text:p>0.114</text:p>
          </table:table-cell>
          <table:table-cell table:formula="of:=AVERAGE([$'sa-quick-charge-cnt'.B2:.B1001]; [$'sa-quick-charge-cnt'.C2:.C1001])" office:value-type="float" office:value="5.593" calcext:value-type="float">
            <text:p>5.59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COM.MICROSOFT.MINIFS([$'milp-charge-cnt'.B2:.B2002]; [$'milp-charge-cnt'.B2:.B2002]; &quot;&gt;0&quot;)" office:value-type="float" office:value="1" calcext:value-type="float">
            <text:p>1</text:p>
          </table:table-cell>
          <table:table-cell table:formula="of:=COM.MICROSOFT.MINIFS([$'milp-charge-cnt'.C2:.C2002]; [$'milp-charge-cnt'.C2:.C2002]; &quot;&gt;0&quot;)" office:value-type="float" office:value="1" calcext:value-type="float">
            <text:p>1</text:p>
          </table:table-cell>
          <table:table-cell table:formula="of:=COM.MICROSOFT.MINIFS([$'milp-charge-cnt'.B2:.B1002]; [$'milp-charge-cnt'.B2:.B1002]; &quot;&gt;0&quot;; [$'milp-charge-cnt'.C2:.C1002]; &quot;&gt;0&quot;)" office:value-type="float" office:value="1" calcext:value-type="float">
            <text:p>1</text:p>
          </table:table-cell>
          <table:table-cell table:formula="of:=COM.MICROSOFT.MINIFS([$'qm-charge-cnt'.B2:.B2002]; [$'qm-charge-cnt'.B2:.B2002]; &quot;&gt;0&quot;)" office:value-type="float" office:value="2" calcext:value-type="float">
            <text:p>2</text:p>
          </table:table-cell>
          <table:table-cell table:formula="of:=COM.MICROSOFT.MINIFS([$'qm-charge-cnt'.C2:.C2002]; [$'qm-charge-cnt'.C2:.C2002]; &quot;&gt;0&quot;)" office:value-type="float" office:value="1" calcext:value-type="float">
            <text:p>1</text:p>
          </table:table-cell>
          <table:table-cell table:formula="of:=COM.MICROSOFT.MINIFS([$'qm-charge-cnt'.B2:.B1002]; [$'qm-charge-cnt'.B2:.B1002]; &quot;&gt;0&quot;; [$'qm-charge-cnt'.C2:.C1002]; &quot;&gt;0&quot;)" office:value-type="float" office:value="4" calcext:value-type="float">
            <text:p>4</text:p>
          </table:table-cell>
          <table:table-cell table:formula="of:=COM.MICROSOFT.MINIFS([$'sa-exhaustive-charge-cnt'.C2:.C2002]; [$'sa-exhaustive-charge-cnt'.C2:.C2002]; &quot;&gt;0&quot;)" office:value-type="float" office:value="1" calcext:value-type="float">
            <text:p>1</text:p>
          </table:table-cell>
          <table:table-cell table:formula="of:=COM.MICROSOFT.MINIFS([$'sa-exhaustive-charge-cnt'.D2:.D2002]; [$'sa-exhaustive-charge-cnt'.D2:.D2002]; &quot;&gt;0&quot;)" office:value-type="float" office:value="1" calcext:value-type="float">
            <text:p>1</text:p>
          </table:table-cell>
          <table:table-cell table:formula="of:=COM.MICROSOFT.MINIFS([$'sa-exhaustive-charge-cnt'.C2:.C1002]; [$'sa-exhaustive-charge-cnt'.C2:.C1002]; &quot;&gt;0&quot;; [$'sa-exhaustive-charge-cnt'.D2:.D1002]; &quot;&gt;0&quot;)" office:value-type="float" office:value="2" calcext:value-type="float">
            <text:p>2</text:p>
          </table:table-cell>
          <table:table-cell table:formula="of:=COM.MICROSOFT.MINIFS([$'sa-quick-charge-cnt'.C2:.C2002]; [$'sa-quick-charge-cnt'.C2:.C2002]; &quot;&gt;0&quot;)" office:value-type="float" office:value="1" calcext:value-type="float">
            <text:p>1</text:p>
          </table:table-cell>
          <table:table-cell table:formula="of:=COM.MICROSOFT.MINIFS([$'sa-quick-charge-cnt'.D2:.D2002]; [$'sa-quick-charge-cnt'.D2:.D2002]; &quot;&gt;0&quot;)" office:value-type="float" office:value="1" calcext:value-type="float">
            <text:p>1</text:p>
          </table:table-cell>
          <table:table-cell table:formula="of:=COM.MICROSOFT.MINIFS([$'sa-quick-charge-cnt'.C2:.C1002]; [$'sa-quick-charge-cnt'.C2:.C1002]; &quot;&gt;0&quot;; [$'sa-quick-charge-cnt'.D2:.D1002]; &quot;&gt;0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4" table:formula="of:=MAX([$'milp-charge-cnt'.B2:.B1003])" office:value-type="float" office:value="4" calcext:value-type="float">
            <text:p>4</text:p>
          </table:table-cell>
          <table:table-cell table:style-name="ce6" table:formula="of:=MAX([$'milp-charge-cnt'.C2:.C1003])" office:value-type="float" office:value="2" calcext:value-type="float">
            <text:p>2</text:p>
          </table:table-cell>
          <table:table-cell table:style-name="ce9" table:formula="of:=MAX([$'milp-charge-cnt'.B2:.B1003]; [$'milp-charge-cnt'.B2:.B1003])" office:value-type="float" office:value="4" calcext:value-type="float">
            <text:p>4</text:p>
          </table:table-cell>
          <table:table-cell table:style-name="ce4" table:formula="of:=MAX([$'qm-charge-cnt'.B2:.B2003])" office:value-type="float" office:value="14" calcext:value-type="float">
            <text:p>14</text:p>
          </table:table-cell>
          <table:table-cell table:style-name="ce6" table:formula="of:=MAX([$'qm-charge-cnt'.C2:.C2003])" office:value-type="float" office:value="2" calcext:value-type="float">
            <text:p>2</text:p>
          </table:table-cell>
          <table:table-cell table:style-name="ce9" table:formula="of:=MAX([$'qm-charge-cnt'.B2:.B1003]; [$'qm-charge-cnt'.C2:.C1003])" office:value-type="float" office:value="14" calcext:value-type="float">
            <text:p>14</text:p>
          </table:table-cell>
          <table:table-cell table:style-name="ce4" table:formula="of:=MAX([$'sa-exhaustive-charge-cnt'.C2:.C2003])" office:value-type="float" office:value="9" calcext:value-type="float">
            <text:p>9</text:p>
          </table:table-cell>
          <table:table-cell table:style-name="ce6" table:formula="of:=MAX([$'sa-exhaustive-charge-cnt'.D2:.D2003])" office:value-type="float" office:value="1" calcext:value-type="float">
            <text:p>1</text:p>
          </table:table-cell>
          <table:table-cell table:style-name="ce9" table:formula="of:=MAX([$'sa-exhaustive-charge-cnt'.C2:.C1003]; [$'sa-exhaustive-charge-cnt'.D2:.D1003])" office:value-type="float" office:value="9" calcext:value-type="float">
            <text:p>9</text:p>
          </table:table-cell>
          <table:table-cell table:style-name="ce4" table:formula="of:=MAX([$'sa-quick-charge-cnt'.C2:.C2003])" office:value-type="float" office:value="7" calcext:value-type="float">
            <text:p>7</text:p>
          </table:table-cell>
          <table:table-cell table:style-name="ce6" table:formula="of:=MAX([$'sa-quick-charge-cnt'.D2:.D2003])" office:value-type="float" office:value="2" calcext:value-type="float">
            <text:p>2</text:p>
          </table:table-cell>
          <table:table-cell table:style-name="ce9" table:formula="of:=MAX([$'sa-quick-charge-cnt'.C2:.C1003]; [$'sa-quick-charge-cnt'.D2:.D1003])" office:value-type="float" office:value="7" calcext:value-type="float">
            <text:p>7</text:p>
          </table:table-cell>
        </table:table-row>
      </table:table>
      <table:table table:name="milp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qm-charge-cn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4004004004004" calcext:value-type="float">
            <text:p>0.034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8008008008008" calcext:value-type="float">
            <text:p>0.058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82012012012012" calcext:value-type="float">
            <text:p>0.082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06016016016016" calcext:value-type="float">
            <text:p>0.106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002002002002" calcext:value-type="float">
            <text:p>0.130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54024024024024" calcext:value-type="float">
            <text:p>0.154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78028028028028" calcext:value-type="float">
            <text:p>0.178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02032032032032" calcext:value-type="float">
            <text:p>0.202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26036036036036" calcext:value-type="float">
            <text:p>0.226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5004004004004" calcext:value-type="float">
            <text:p>0.250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74044044044044" calcext:value-type="float">
            <text:p>0.274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98048048048048" calcext:value-type="float">
            <text:p>0.298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22052052052052" calcext:value-type="float">
            <text:p>0.322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6056056056056" calcext:value-type="float">
            <text:p>0.346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7006006006006" calcext:value-type="float">
            <text:p>0.370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94064064064064" calcext:value-type="float">
            <text:p>0.394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18068068068068" calcext:value-type="float">
            <text:p>0.418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42072072072072" calcext:value-type="float">
            <text:p>0.442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66076076076076" calcext:value-type="float">
            <text:p>0.466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9008008008008" calcext:value-type="float">
            <text:p>0.490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14084084084084" calcext:value-type="float">
            <text:p>0.514084084084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38088088088088" calcext:value-type="float">
            <text:p>0.5380880880880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2092092092092" calcext:value-type="float">
            <text:p>0.5620920920920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86096096096096" calcext:value-type="float">
            <text:p>0.5860960960960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101001001001" calcext:value-type="float">
            <text:p>0.6101001001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4104104104104" calcext:value-type="float">
            <text:p>0.634104104104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8108108108108" calcext:value-type="float">
            <text:p>0.658108108108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82112112112112" calcext:value-type="float">
            <text:p>0.682112112112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06116116116116" calcext:value-type="float">
            <text:p>0.7061161161161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3012012012012" calcext:value-type="float">
            <text:p>0.73012012012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54124124124124" calcext:value-type="float">
            <text:p>0.7541241241241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78128128128128" calcext:value-type="float">
            <text:p>0.7781281281281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02132132132132" calcext:value-type="float">
            <text:p>0.802132132132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26136136136136" calcext:value-type="float">
            <text:p>0.826136136136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5014014014014" calcext:value-type="float">
            <text:p>0.85014014014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74144144144144" calcext:value-type="float">
            <text:p>0.8741441441441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98148148148148" calcext:value-type="float">
            <text:p>0.898148148148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22152152152152" calcext:value-type="float">
            <text:p>0.922152152152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46156156156156" calcext:value-type="float">
            <text:p>0.946156156156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7016016016016" calcext:value-type="float">
            <text:p>0.970160160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94164164164164" calcext:value-type="float">
            <text:p>0.994164164164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1816816816817" calcext:value-type="float">
            <text:p>1.01816816816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4217217217217" calcext:value-type="float">
            <text:p>1.042172172172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6617617617618" calcext:value-type="float">
            <text:p>1.06617617617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9018018018018" calcext:value-type="float">
            <text:p>1.09018018018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1418418418418" calcext:value-type="float">
            <text:p>1.11418418418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3818818818819" calcext:value-type="float">
            <text:p>1.13818818818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6219219219219" calcext:value-type="float">
            <text:p>1.16219219219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861961961962" calcext:value-type="float">
            <text:p>1.1861961961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102002002002" calcext:value-type="float">
            <text:p>1.2102002002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342042042042" calcext:value-type="float">
            <text:p>1.23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5820820820821" calcext:value-type="float">
            <text:p>1.25820820820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8221221221221" calcext:value-type="float">
            <text:p>1.282212212212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0621621621622" calcext:value-type="float">
            <text:p>1.30621621621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3022022022022" calcext:value-type="float">
            <text:p>1.33022022022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5422422422422" calcext:value-type="float">
            <text:p>1.35422422422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7822822822823" calcext:value-type="float">
            <text:p>1.378228228228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0223223223223" calcext:value-type="float">
            <text:p>1.40223223223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2623623623624" calcext:value-type="float">
            <text:p>1.426236236236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5024024024024" calcext:value-type="float">
            <text:p>1.45024024024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7424424424424" calcext:value-type="float">
            <text:p>1.47424424424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9824824824825" calcext:value-type="float">
            <text:p>1.49824824824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2225225225225" calcext:value-type="float">
            <text:p>1.52225225225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4625625625626" calcext:value-type="float">
            <text:p>1.546256256256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7026026026026" calcext:value-type="float">
            <text:p>1.57026026026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9426426426426" calcext:value-type="float">
            <text:p>1.594264264264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1826826826827" calcext:value-type="float">
            <text:p>1.618268268268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4227227227227" calcext:value-type="float">
            <text:p>1.642272272272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6627627627628" calcext:value-type="float">
            <text:p>1.66627627627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9028028028028" calcext:value-type="float">
            <text:p>1.69028028028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1428428428428" calcext:value-type="float">
            <text:p>1.71428428428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3828828828829" calcext:value-type="float">
            <text:p>1.73828828828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6229229229229" calcext:value-type="float">
            <text:p>1.762292292292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862962962963" calcext:value-type="float">
            <text:p>1.7862962962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103003003003" calcext:value-type="float">
            <text:p>1.8103003003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343043043043" calcext:value-type="float">
            <text:p>1.8343043043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5830830830831" calcext:value-type="float">
            <text:p>1.858308308308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8231231231231" calcext:value-type="float">
            <text:p>1.882312312312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0631631631632" calcext:value-type="float">
            <text:p>1.90631631631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3032032032032" calcext:value-type="float">
            <text:p>1.93032032032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5432432432432" calcext:value-type="float">
            <text:p>1.954324324324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7832832832833" calcext:value-type="float">
            <text:p>1.97832832832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0233233233233" calcext:value-type="float">
            <text:p>2.00233233233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2633633633634" calcext:value-type="float">
            <text:p>2.026336336336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5034034034034" calcext:value-type="float">
            <text:p>2.05034034034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7434434434434" calcext:value-type="float">
            <text:p>2.07434434434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9834834834835" calcext:value-type="float">
            <text:p>2.098348348348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2235235235235" calcext:value-type="float">
            <text:p>2.12235235235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4635635635636" calcext:value-type="float">
            <text:p>2.146356356356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7036036036036" calcext:value-type="float">
            <text:p>2.17036036036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9436436436436" calcext:value-type="float">
            <text:p>2.19436436436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1836836836837" calcext:value-type="float">
            <text:p>2.218368368368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4237237237237" calcext:value-type="float">
            <text:p>2.24237237237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6637637637638" calcext:value-type="float">
            <text:p>2.266376376376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9038038038038" calcext:value-type="float">
            <text:p>2.29038038038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1438438438438" calcext:value-type="float">
            <text:p>2.314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3838838838839" calcext:value-type="float">
            <text:p>2.338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6239239239239" calcext:value-type="float">
            <text:p>2.362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863963963964" calcext:value-type="float">
            <text:p>2.386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104004004004" calcext:value-type="float">
            <text:p>2.41040040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344044044044" calcext:value-type="float">
            <text:p>2.43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5840840840841" calcext:value-type="float">
            <text:p>2.4584084084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8241241241241" calcext:value-type="float">
            <text:p>2.48241241241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0641641641642" calcext:value-type="float">
            <text:p>2.50641641641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3042042042042" calcext:value-type="float">
            <text:p>2.53042042042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5442442442442" calcext:value-type="float">
            <text:p>2.55442442442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7842842842843" calcext:value-type="float">
            <text:p>2.57842842842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0243243243243" calcext:value-type="float">
            <text:p>2.60243243243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2643643643644" calcext:value-type="float">
            <text:p>2.62643643643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5044044044044" calcext:value-type="float">
            <text:p>2.65044044044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7444444444444" calcext:value-type="float">
            <text:p>2.67444444444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9844844844845" calcext:value-type="float">
            <text:p>2.69844844844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2245245245245" calcext:value-type="float">
            <text:p>2.722452452452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4645645645646" calcext:value-type="float">
            <text:p>2.746456456456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7046046046046" calcext:value-type="float">
            <text:p>2.770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9446446446446" calcext:value-type="float">
            <text:p>2.79446446446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1846846846847" calcext:value-type="float">
            <text:p>2.81846846846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4247247247247" calcext:value-type="float">
            <text:p>2.84247247247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6647647647648" calcext:value-type="float">
            <text:p>2.86647647647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9048048048048" calcext:value-type="float">
            <text:p>2.890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1448448448448" calcext:value-type="float">
            <text:p>2.914484484484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3848848848849" calcext:value-type="float">
            <text:p>2.93848848848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6249249249249" calcext:value-type="float">
            <text:p>2.962492492492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864964964965" calcext:value-type="float">
            <text:p>2.9864964964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105005005005" calcext:value-type="float">
            <text:p>3.0105005005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345045045045" calcext:value-type="float">
            <text:p>3.0345045045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5850850850851" calcext:value-type="float">
            <text:p>3.05850850850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8251251251251" calcext:value-type="float">
            <text:p>3.082512512512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0651651651652" calcext:value-type="float">
            <text:p>3.106516516516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3052052052052" calcext:value-type="float">
            <text:p>3.13052052052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5452452452452" calcext:value-type="float">
            <text:p>3.154524524524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7852852852853" calcext:value-type="float">
            <text:p>3.178528528528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0253253253253" calcext:value-type="float">
            <text:p>3.20253253253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2653653653654" calcext:value-type="float">
            <text:p>3.22653653653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5054054054054" calcext:value-type="float">
            <text:p>3.2505405405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7454454454454" calcext:value-type="float">
            <text:p>3.274544544544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9854854854855" calcext:value-type="float">
            <text:p>3.29854854854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2255255255255" calcext:value-type="float">
            <text:p>3.32255255255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4655655655656" calcext:value-type="float">
            <text:p>3.34655655655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7056056056056" calcext:value-type="float">
            <text:p>3.370560560560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9456456456456" calcext:value-type="float">
            <text:p>3.394564564564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1856856856857" calcext:value-type="float">
            <text:p>3.418568568568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4257257257257" calcext:value-type="float">
            <text:p>3.44257257257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6657657657658" calcext:value-type="float">
            <text:p>3.466576576576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9058058058058" calcext:value-type="float">
            <text:p>3.49058058058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1458458458458" calcext:value-type="float">
            <text:p>3.51458458458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3858858858859" calcext:value-type="float">
            <text:p>3.53858858858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6259259259259" calcext:value-type="float">
            <text:p>3.562592592592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865965965966" calcext:value-type="float">
            <text:p>3.5865965965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106006006006" calcext:value-type="float">
            <text:p>3.610600600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346046046046" calcext:value-type="float">
            <text:p>3.63460460460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5860860860861" calcext:value-type="float">
            <text:p>3.65860860860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8261261261261" calcext:value-type="float">
            <text:p>3.68261261261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0661661661662" calcext:value-type="float">
            <text:p>3.70661661661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3062062062062" calcext:value-type="float">
            <text:p>3.73062062062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5462462462462" calcext:value-type="float">
            <text:p>3.754624624624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7862862862863" calcext:value-type="float">
            <text:p>3.77862862862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0263263263263" calcext:value-type="float">
            <text:p>3.80263263263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2663663663664" calcext:value-type="float">
            <text:p>3.82663663663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5064064064064" calcext:value-type="float">
            <text:p>3.85064064064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7464464464464" calcext:value-type="float">
            <text:p>3.87464464464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9864864864865" calcext:value-type="float">
            <text:p>3.89864864864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2265265265265" calcext:value-type="float">
            <text:p>3.92265265265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4665665665666" calcext:value-type="float">
            <text:p>3.946656656656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7066066066066" calcext:value-type="float">
            <text:p>3.97066066066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9466466466466" calcext:value-type="float">
            <text:p>3.994664664664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1866866866867" calcext:value-type="float">
            <text:p>4.018668668668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4267267267267" calcext:value-type="float">
            <text:p>4.04267267267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6667667667668" calcext:value-type="float">
            <text:p>4.066676676676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9068068068068" calcext:value-type="float">
            <text:p>4.090680680680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1468468468468" calcext:value-type="float">
            <text:p>4.114684684684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3868868868869" calcext:value-type="float">
            <text:p>4.138688688688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6269269269269" calcext:value-type="float">
            <text:p>4.162692692692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866966966967" calcext:value-type="float">
            <text:p>4.1866966966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107007007007" calcext:value-type="float">
            <text:p>4.21070070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347047047047" calcext:value-type="float">
            <text:p>4.23470470470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5870870870871" calcext:value-type="float">
            <text:p>4.25870870870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8271271271271" calcext:value-type="float">
            <text:p>4.282712712712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0671671671672" calcext:value-type="float">
            <text:p>4.30671671671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3072072072072" calcext:value-type="float">
            <text:p>4.33072072072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5472472472472" calcext:value-type="float">
            <text:p>4.35472472472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7872872872873" calcext:value-type="float">
            <text:p>4.3787287287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0273273273273" calcext:value-type="float">
            <text:p>4.40273273273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2673673673674" calcext:value-type="float">
            <text:p>4.42673673673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5074074074074" calcext:value-type="float">
            <text:p>4.45074074074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7474474474474" calcext:value-type="float">
            <text:p>4.47474474474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9874874874875" calcext:value-type="float">
            <text:p>4.49874874874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2275275275275" calcext:value-type="float">
            <text:p>4.522752752752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4675675675676" calcext:value-type="float">
            <text:p>4.5467567567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7076076076076" calcext:value-type="float">
            <text:p>4.57076076076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9476476476476" calcext:value-type="float">
            <text:p>4.59476476476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1876876876877" calcext:value-type="float">
            <text:p>4.61876876876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4277277277277" calcext:value-type="float">
            <text:p>4.64277277277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6677677677678" calcext:value-type="float">
            <text:p>4.6667767767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9078078078078" calcext:value-type="float">
            <text:p>4.690780780780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1478478478478" calcext:value-type="float">
            <text:p>4.714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3878878878879" calcext:value-type="float">
            <text:p>4.738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6279279279279" calcext:value-type="float">
            <text:p>4.762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867967967968" calcext:value-type="float">
            <text:p>4.786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108008008008" calcext:value-type="float">
            <text:p>4.810800800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348048048048" calcext:value-type="float">
            <text:p>4.8348048048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5880880880881" calcext:value-type="float">
            <text:p>4.858808808808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8281281281281" calcext:value-type="float">
            <text:p>4.88281281281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0681681681682" calcext:value-type="float">
            <text:p>4.90681681681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3082082082082" calcext:value-type="float">
            <text:p>4.93082082082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5482482482482" calcext:value-type="float">
            <text:p>4.954824824824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7882882882883" calcext:value-type="float">
            <text:p>4.978828828828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283283283283" calcext:value-type="float">
            <text:p>5.002832832832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683683683684" calcext:value-type="float">
            <text:p>5.026836836836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5084084084084" calcext:value-type="float">
            <text:p>5.05084084084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7484484484484" calcext:value-type="float">
            <text:p>5.074844844844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9884884884885" calcext:value-type="float">
            <text:p>5.098848848848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2285285285285" calcext:value-type="float">
            <text:p>5.122852852852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4685685685686" calcext:value-type="float">
            <text:p>5.146856856856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7086086086086" calcext:value-type="float">
            <text:p>5.170860860860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9486486486486" calcext:value-type="float">
            <text:p>5.1948648648648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1886886886887" calcext:value-type="float">
            <text:p>5.218868868868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4287287287287" calcext:value-type="float">
            <text:p>5.242872872872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6687687687688" calcext:value-type="float">
            <text:p>5.266876876876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9088088088088" calcext:value-type="float">
            <text:p>5.290880880880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1488488488488" calcext:value-type="float">
            <text:p>5.3148848848848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3888888888889" calcext:value-type="float">
            <text:p>5.338888888888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6289289289289" calcext:value-type="float">
            <text:p>5.3628928928928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868968968969" calcext:value-type="float">
            <text:p>5.386896896896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109009009009" calcext:value-type="float">
            <text:p>5.410900900900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349049049049" calcext:value-type="float">
            <text:p>5.43490490490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5890890890891" calcext:value-type="float">
            <text:p>5.458908908908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8291291291291" calcext:value-type="float">
            <text:p>5.4829129129129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0691691691692" calcext:value-type="float">
            <text:p>5.506916916916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3092092092092" calcext:value-type="float">
            <text:p>5.530920920920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5492492492492" calcext:value-type="float">
            <text:p>5.554924924924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7892892892893" calcext:value-type="float">
            <text:p>5.578928928928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0293293293293" calcext:value-type="float">
            <text:p>5.6029329329329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2693693693694" calcext:value-type="float">
            <text:p>5.626936936936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5094094094094" calcext:value-type="float">
            <text:p>5.6509409409409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7494494494494" calcext:value-type="float">
            <text:p>5.674944944944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9894894894895" calcext:value-type="float">
            <text:p>5.698948948948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2295295295295" calcext:value-type="float">
            <text:p>5.722952952952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4695695695696" calcext:value-type="float">
            <text:p>5.746956956956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7096096096096" calcext:value-type="float">
            <text:p>5.770960960960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9496496496496" calcext:value-type="float">
            <text:p>5.794964964964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1896896896897" calcext:value-type="float">
            <text:p>5.818968968968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4297297297297" calcext:value-type="float">
            <text:p>5.842972972972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6697697697698" calcext:value-type="float">
            <text:p>5.866976976976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9098098098098" calcext:value-type="float">
            <text:p>5.890980980980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1498498498498" calcext:value-type="float">
            <text:p>5.9149849849849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3898898898899" calcext:value-type="float">
            <text:p>5.938988988988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6299299299299" calcext:value-type="float">
            <text:p>5.9629929929929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86996996997" calcext:value-type="float">
            <text:p>5.9869969969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11001001001" calcext:value-type="float">
            <text:p>6.0110010010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35005005005" calcext:value-type="float">
            <text:p>6.0350050050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5900900900901" calcext:value-type="float">
            <text:p>6.059009009009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8301301301301" calcext:value-type="float">
            <text:p>6.083013013013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0701701701702" calcext:value-type="float">
            <text:p>6.107017017017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3102102102102" calcext:value-type="float">
            <text:p>6.1310210210210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5502502502502" calcext:value-type="float">
            <text:p>6.155025025025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7902902902903" calcext:value-type="float">
            <text:p>6.179029029029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0303303303303" calcext:value-type="float">
            <text:p>6.203033033033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2703703703704" calcext:value-type="float">
            <text:p>6.227037037037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5104104104104" calcext:value-type="float">
            <text:p>6.251041041041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7504504504504" calcext:value-type="float">
            <text:p>6.275045045045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29904904904905" calcext:value-type="float">
            <text:p>6.299049049049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2305305305305" calcext:value-type="float">
            <text:p>6.323053053053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4705705705706" calcext:value-type="float">
            <text:p>6.347057057057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7106106106106" calcext:value-type="float">
            <text:p>6.371061061061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39506506506506" calcext:value-type="float">
            <text:p>6.3950650650650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41906906906907" calcext:value-type="float">
            <text:p>6.419069069069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.44307307307307" calcext:value-type="float">
            <text:p>6.443073073073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6707707707708" calcext:value-type="float">
            <text:p>6.467077077077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9108108108108" calcext:value-type="float">
            <text:p>6.491081081081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1508508508508" calcext:value-type="float">
            <text:p>6.515085085085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3908908908909" calcext:value-type="float">
            <text:p>6.539089089089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6309309309309" calcext:value-type="float">
            <text:p>6.563093093093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870970970971" calcext:value-type="float">
            <text:p>6.587097097097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111011011011" calcext:value-type="float">
            <text:p>6.61110110110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351051051051" calcext:value-type="float">
            <text:p>6.635105105105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5910910910911" calcext:value-type="float">
            <text:p>6.659109109109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8311311311311" calcext:value-type="float">
            <text:p>6.683113113113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0711711711712" calcext:value-type="float">
            <text:p>6.707117117117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3112112112112" calcext:value-type="float">
            <text:p>6.731121121121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5512512512512" calcext:value-type="float">
            <text:p>6.755125125125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7912912912913" calcext:value-type="float">
            <text:p>6.779129129129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0313313313313" calcext:value-type="float">
            <text:p>6.803133133133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2713713713714" calcext:value-type="float">
            <text:p>6.827137137137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5114114114114" calcext:value-type="float">
            <text:p>6.851141141141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514514514514" calcext:value-type="float">
            <text:p>6.875145145145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9914914914915" calcext:value-type="float">
            <text:p>6.899149149149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2315315315315" calcext:value-type="float">
            <text:p>6.923153153153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4715715715716" calcext:value-type="float">
            <text:p>6.947157157157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7116116116116" calcext:value-type="float">
            <text:p>6.971161161161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9516516516516" calcext:value-type="float">
            <text:p>6.995165165165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1916916916917" calcext:value-type="float">
            <text:p>7.019169169169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4317317317317" calcext:value-type="float">
            <text:p>7.043173173173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6717717717718" calcext:value-type="float">
            <text:p>7.067177177177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09118118118118" calcext:value-type="float">
            <text:p>7.091181181181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1518518518518" calcext:value-type="float">
            <text:p>7.115185185185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918918918919" calcext:value-type="float">
            <text:p>7.139189189189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6319319319319" calcext:value-type="float">
            <text:p>7.163193193193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871971971972" calcext:value-type="float">
            <text:p>7.187197197197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112012012012" calcext:value-type="float">
            <text:p>7.21120120120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352052052052" calcext:value-type="float">
            <text:p>7.23520520520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5920920920921" calcext:value-type="float">
            <text:p>7.259209209209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8321321321321" calcext:value-type="float">
            <text:p>7.283213213213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0721721721722" calcext:value-type="float">
            <text:p>7.307217217217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3122122122122" calcext:value-type="float">
            <text:p>7.331221221221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5522522522522" calcext:value-type="float">
            <text:p>7.355225225225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7922922922923" calcext:value-type="float">
            <text:p>7.379229229229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0323323323323" calcext:value-type="float">
            <text:p>7.4032332332332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723723723724" calcext:value-type="float">
            <text:p>7.427237237237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5124124124124" calcext:value-type="float">
            <text:p>7.4512412412412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7524524524524" calcext:value-type="float">
            <text:p>7.475245245245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9924924924925" calcext:value-type="float">
            <text:p>7.499249249249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2325325325325" calcext:value-type="float">
            <text:p>7.523253253253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4725725725726" calcext:value-type="float">
            <text:p>7.547257257257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7126126126126" calcext:value-type="float">
            <text:p>7.571261261261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9526526526526" calcext:value-type="float">
            <text:p>7.595265265265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1926926926927" calcext:value-type="float">
            <text:p>7.619269269269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4327327327327" calcext:value-type="float">
            <text:p>7.6432732732732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6727727727728" calcext:value-type="float">
            <text:p>7.667277277277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9128128128128" calcext:value-type="float">
            <text:p>7.691281281281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1528528528528" calcext:value-type="float">
            <text:p>7.715285285285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3928928928929" calcext:value-type="float">
            <text:p>7.739289289289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6329329329329" calcext:value-type="float">
            <text:p>7.7632932932932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872972972973" calcext:value-type="float">
            <text:p>7.787297297297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113013013013" calcext:value-type="float">
            <text:p>7.81130130130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53053053053" calcext:value-type="float">
            <text:p>7.835305305305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5930930930931" calcext:value-type="float">
            <text:p>7.859309309309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8331331331331" calcext:value-type="float">
            <text:p>7.883313313313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0731731731732" calcext:value-type="float">
            <text:p>7.907317317317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3132132132132" calcext:value-type="float">
            <text:p>7.931321321321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5532532532532" calcext:value-type="float">
            <text:p>7.955325325325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7932932932933" calcext:value-type="float">
            <text:p>7.979329329329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0333333333333" calcext:value-type="float">
            <text:p>8.003333333333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733733733734" calcext:value-type="float">
            <text:p>8.027337337337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5134134134134" calcext:value-type="float">
            <text:p>8.051341341341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7534534534534" calcext:value-type="float">
            <text:p>8.0753453453453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9934934934935" calcext:value-type="float">
            <text:p>8.0993493493493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2335335335335" calcext:value-type="float">
            <text:p>8.123353353353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735735735736" calcext:value-type="float">
            <text:p>8.147357357357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7136136136136" calcext:value-type="float">
            <text:p>8.171361361361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536536536536" calcext:value-type="float">
            <text:p>8.195365365365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1936936936937" calcext:value-type="float">
            <text:p>8.219369369369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4337337337337" calcext:value-type="float">
            <text:p>8.2433733733733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737737737738" calcext:value-type="float">
            <text:p>8.267377377377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138138138138" calcext:value-type="float">
            <text:p>8.291381381381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1538538538539" calcext:value-type="float">
            <text:p>8.315385385385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938938938939" calcext:value-type="float">
            <text:p>8.339389389389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6339339339339" calcext:value-type="float">
            <text:p>8.3633933933933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73973973974" calcext:value-type="float">
            <text:p>8.38739739739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114014014014" calcext:value-type="float">
            <text:p>8.41140140140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540540540541" calcext:value-type="float">
            <text:p>8.435405405405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940940940941" calcext:value-type="float">
            <text:p>8.459409409409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341341341341" calcext:value-type="float">
            <text:p>8.483413413413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0741741741742" calcext:value-type="float">
            <text:p>8.507417417417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3142142142142" calcext:value-type="float">
            <text:p>8.53142142142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542542542542" calcext:value-type="float">
            <text:p>8.555425425425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7942942942943" calcext:value-type="float">
            <text:p>8.579429429429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343343343343" calcext:value-type="float">
            <text:p>8.603433433433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2743743743744" calcext:value-type="float">
            <text:p>8.627437437437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5144144144144" calcext:value-type="float">
            <text:p>8.651441441441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7544544544544" calcext:value-type="float">
            <text:p>8.6754454454454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9944944944945" calcext:value-type="float">
            <text:p>8.699449449449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2345345345345" calcext:value-type="float">
            <text:p>8.7234534534534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4745745745746" calcext:value-type="float">
            <text:p>8.747457457457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7146146146146" calcext:value-type="float">
            <text:p>8.771461461461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9546546546546" calcext:value-type="float">
            <text:p>8.795465465465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1946946946947" calcext:value-type="float">
            <text:p>8.819469469469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4347347347347" calcext:value-type="float">
            <text:p>8.8434734734734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6747747747748" calcext:value-type="float">
            <text:p>8.867477477477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9148148148148" calcext:value-type="float">
            <text:p>8.891481481481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1548548548548" calcext:value-type="float">
            <text:p>8.9154854854854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3948948948949" calcext:value-type="float">
            <text:p>8.939489489489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6349349349349" calcext:value-type="float">
            <text:p>8.9634934934934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874974974975" calcext:value-type="float">
            <text:p>8.987497497497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115015015015" calcext:value-type="float">
            <text:p>9.01150150150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3550550550551" calcext:value-type="float">
            <text:p>9.035505505505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5950950950951" calcext:value-type="float">
            <text:p>9.059509509509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8351351351351" calcext:value-type="float">
            <text:p>9.083513513513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0751751751752" calcext:value-type="float">
            <text:p>9.107517517517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3152152152152" calcext:value-type="float">
            <text:p>9.131521521521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5552552552552" calcext:value-type="float">
            <text:p>9.155525525525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7952952952953" calcext:value-type="float">
            <text:p>9.179529529529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0353353353353" calcext:value-type="float">
            <text:p>9.203533533533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2753753753754" calcext:value-type="float">
            <text:p>9.227537537537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5154154154154" calcext:value-type="float">
            <text:p>9.251541541541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7554554554554" calcext:value-type="float">
            <text:p>9.275545545545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9954954954955" calcext:value-type="float">
            <text:p>9.299549549549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2355355355355" calcext:value-type="float">
            <text:p>9.323553553553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4755755755756" calcext:value-type="float">
            <text:p>9.347557557557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7156156156156" calcext:value-type="float">
            <text:p>9.371561561561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9556556556556" calcext:value-type="float">
            <text:p>9.3955655655655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1956956956957" calcext:value-type="float">
            <text:p>9.419569569569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4357357357357" calcext:value-type="float">
            <text:p>9.443573573573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6757757757758" calcext:value-type="float">
            <text:p>9.467577577577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9158158158158" calcext:value-type="float">
            <text:p>9.491581581581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1558558558558" calcext:value-type="float">
            <text:p>9.515585585585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3958958958959" calcext:value-type="float">
            <text:p>9.539589589589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6359359359359" calcext:value-type="float">
            <text:p>9.563593593593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875975975976" calcext:value-type="float">
            <text:p>9.587597597597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116016016016" calcext:value-type="float">
            <text:p>9.61160160160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3560560560561" calcext:value-type="float">
            <text:p>9.635605605605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5960960960961" calcext:value-type="float">
            <text:p>9.659609609609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8361361361361" calcext:value-type="float">
            <text:p>9.683613613613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0761761761762" calcext:value-type="float">
            <text:p>9.707617617617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3162162162162" calcext:value-type="float">
            <text:p>9.731621621621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5562562562562" calcext:value-type="float">
            <text:p>9.755625625625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77962962962963" calcext:value-type="float">
            <text:p>9.779629629629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0363363363363" calcext:value-type="float">
            <text:p>9.803633633633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2763763763764" calcext:value-type="float">
            <text:p>9.827637637637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5164164164164" calcext:value-type="float">
            <text:p>9.851641641641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7564564564564" calcext:value-type="float">
            <text:p>9.875645645645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89964964964965" calcext:value-type="float">
            <text:p>9.899649649649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2365365365365" calcext:value-type="float">
            <text:p>9.923653653653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4765765765766" calcext:value-type="float">
            <text:p>9.947657657657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7166166166166" calcext:value-type="float">
            <text:p>9.971661661661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9566566566566" calcext:value-type="float">
            <text:p>9.995665665665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196696696697" calcext:value-type="float">
            <text:p>10.01966966966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436736736737" calcext:value-type="float">
            <text:p>10.043673673673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676776776777" calcext:value-type="float">
            <text:p>10.06767767767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0916816816817" calcext:value-type="float">
            <text:p>10.09168168168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156856856857" calcext:value-type="float">
            <text:p>10.11568568568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396896896897" calcext:value-type="float">
            <text:p>10.13968968968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636936936937" calcext:value-type="float">
            <text:p>10.16369369369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876976976977" calcext:value-type="float">
            <text:p>10.18769769769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117017017017" calcext:value-type="float">
            <text:p>10.21170170170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357057057057" calcext:value-type="float">
            <text:p>10.23570570570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597097097097" calcext:value-type="float">
            <text:p>10.25970970970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837137137137" calcext:value-type="float">
            <text:p>10.28371371371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077177177177" calcext:value-type="float">
            <text:p>10.30771771771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317217217217" calcext:value-type="float">
            <text:p>10.33172172172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557257257257" calcext:value-type="float">
            <text:p>10.35572572572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797297297297" calcext:value-type="float">
            <text:p>10.37972972972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037337337337" calcext:value-type="float">
            <text:p>10.40373373373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277377377377" calcext:value-type="float">
            <text:p>10.427737737737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517417417417" calcext:value-type="float">
            <text:p>10.45174174174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757457457457" calcext:value-type="float">
            <text:p>10.475745745745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997497497497" calcext:value-type="float">
            <text:p>10.499749749749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237537537538" calcext:value-type="float">
            <text:p>10.52375375375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477577577578" calcext:value-type="float">
            <text:p>10.54775775775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717617617618" calcext:value-type="float">
            <text:p>10.57176176176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5957657657658" calcext:value-type="float">
            <text:p>10.59576576576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197697697698" calcext:value-type="float">
            <text:p>10.619769769769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437737737738" calcext:value-type="float">
            <text:p>10.643773773773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677777777778" calcext:value-type="float">
            <text:p>10.667777777777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6917817817818" calcext:value-type="float">
            <text:p>10.69178178178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157857857858" calcext:value-type="float">
            <text:p>10.715785785785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397897897898" calcext:value-type="float">
            <text:p>10.73978978978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637937937938" calcext:value-type="float">
            <text:p>10.76379379379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7877977977978" calcext:value-type="float">
            <text:p>10.78779779779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118018018018" calcext:value-type="float">
            <text:p>10.81180180180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358058058058" calcext:value-type="float">
            <text:p>10.835805805805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598098098098" calcext:value-type="float">
            <text:p>10.859809809809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8838138138138" calcext:value-type="float">
            <text:p>10.883813813813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078178178178" calcext:value-type="float">
            <text:p>10.90781781781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9318218218218" calcext:value-type="float">
            <text:p>10.93182182182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558258258258" calcext:value-type="float">
            <text:p>10.955825825825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798298298298" calcext:value-type="float">
            <text:p>10.979829829829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038338338338" calcext:value-type="float">
            <text:p>11.00383383383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278378378378" calcext:value-type="float">
            <text:p>11.02783783783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518418418418" calcext:value-type="float">
            <text:p>11.05184184184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758458458458" calcext:value-type="float">
            <text:p>11.07584584584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998498498498" calcext:value-type="float">
            <text:p>11.09984984984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238538538539" calcext:value-type="float">
            <text:p>11.12385385385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478578578579" calcext:value-type="float">
            <text:p>11.14785785785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718618618619" calcext:value-type="float">
            <text:p>11.17186186186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958658658659" calcext:value-type="float">
            <text:p>11.19586586586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198698698699" calcext:value-type="float">
            <text:p>11.21986986986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438738738739" calcext:value-type="float">
            <text:p>11.24387387387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678778778779" calcext:value-type="float">
            <text:p>11.26787787787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918818818819" calcext:value-type="float">
            <text:p>11.29188188188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158858858859" calcext:value-type="float">
            <text:p>11.31588588588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398898898899" calcext:value-type="float">
            <text:p>11.33988988988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638938938939" calcext:value-type="float">
            <text:p>11.36389389389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3878978978979" calcext:value-type="float">
            <text:p>11.38789789789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119019019019" calcext:value-type="float">
            <text:p>11.41190190190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359059059059" calcext:value-type="float">
            <text:p>11.435905905905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599099099099" calcext:value-type="float">
            <text:p>11.459909909909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839139139139" calcext:value-type="float">
            <text:p>11.483913913913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079179179179" calcext:value-type="float">
            <text:p>11.507917917917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19219219219" calcext:value-type="float">
            <text:p>11.53192192192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559259259259" calcext:value-type="float">
            <text:p>11.55592592592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799299299299" calcext:value-type="float">
            <text:p>11.57992992992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039339339339" calcext:value-type="float">
            <text:p>11.603933933933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279379379379" calcext:value-type="float">
            <text:p>11.627937937937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519419419419" calcext:value-type="float">
            <text:p>11.65194194194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759459459459" calcext:value-type="float">
            <text:p>11.67594594594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999499499499" calcext:value-type="float">
            <text:p>11.69994994994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23953953954" calcext:value-type="float">
            <text:p>11.72395395395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47957957958" calcext:value-type="float">
            <text:p>11.7479579579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71961961962" calcext:value-type="float">
            <text:p>11.7719619619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95965965966" calcext:value-type="float">
            <text:p>11.7959659659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1996996997" calcext:value-type="float">
            <text:p>11.819969969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43973973974" calcext:value-type="float">
            <text:p>11.84397397397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67977977978" calcext:value-type="float">
            <text:p>11.8679779779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91981981982" calcext:value-type="float">
            <text:p>11.8919819819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15985985986" calcext:value-type="float">
            <text:p>11.91598598598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3998998999" calcext:value-type="float">
            <text:p>11.939989989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63993993994" calcext:value-type="float">
            <text:p>11.9639939939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87997997998" calcext:value-type="float">
            <text:p>11.98799799799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12002002002" calcext:value-type="float">
            <text:p>12.0120020020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36006006006" calcext:value-type="float">
            <text:p>12.03600600600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6001001001" calcext:value-type="float">
            <text:p>12.060010010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84014014014" calcext:value-type="float">
            <text:p>12.0840140140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08018018018" calcext:value-type="float">
            <text:p>12.1080180180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32022022022" calcext:value-type="float">
            <text:p>12.1320220220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56026026026" calcext:value-type="float">
            <text:p>12.1560260260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8003003003" calcext:value-type="float">
            <text:p>12.180030030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04034034034" calcext:value-type="float">
            <text:p>12.20403403403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28038038038" calcext:value-type="float">
            <text:p>12.22803803803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52042042042" calcext:value-type="float">
            <text:p>12.2520420420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76046046046" calcext:value-type="float">
            <text:p>12.2760460460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0005005005" calcext:value-type="float">
            <text:p>12.300050050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240540540541" calcext:value-type="float">
            <text:p>12.32405405405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480580580581" calcext:value-type="float">
            <text:p>12.34805805805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720620620621" calcext:value-type="float">
            <text:p>12.37206206206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960660660661" calcext:value-type="float">
            <text:p>12.39606606606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200700700701" calcext:value-type="float">
            <text:p>12.42007007007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440740740741" calcext:value-type="float">
            <text:p>12.44407407407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680780780781" calcext:value-type="float">
            <text:p>12.46807807807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920820820821" calcext:value-type="float">
            <text:p>12.49208208208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160860860861" calcext:value-type="float">
            <text:p>12.51608608608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400900900901" calcext:value-type="float">
            <text:p>12.54009009009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640940940941" calcext:value-type="float">
            <text:p>12.56409409409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5880980980981" calcext:value-type="float">
            <text:p>12.58809809809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121021021021" calcext:value-type="float">
            <text:p>12.61210210210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61061061061" calcext:value-type="float">
            <text:p>12.636106106106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601101101101" calcext:value-type="float">
            <text:p>12.66011011011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841141141141" calcext:value-type="float">
            <text:p>12.684114114114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081181181181" calcext:value-type="float">
            <text:p>12.70811811811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321221221221" calcext:value-type="float">
            <text:p>12.73212212212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561261261261" calcext:value-type="float">
            <text:p>12.75612612612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801301301301" calcext:value-type="float">
            <text:p>12.78013013013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041341341341" calcext:value-type="float">
            <text:p>12.80413413413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281381381381" calcext:value-type="float">
            <text:p>12.828138138138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521421421421" calcext:value-type="float">
            <text:p>12.85214214214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761461461461" calcext:value-type="float">
            <text:p>12.87614614614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001501501501" calcext:value-type="float">
            <text:p>12.900150150150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241541541542" calcext:value-type="float">
            <text:p>12.92415415415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481581581582" calcext:value-type="float">
            <text:p>12.94815815815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721621621622" calcext:value-type="float">
            <text:p>12.97216216216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961661661662" calcext:value-type="float">
            <text:p>12.99616616616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201701701702" calcext:value-type="float">
            <text:p>13.02017017017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441741741742" calcext:value-type="float">
            <text:p>13.04417417417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681781781782" calcext:value-type="float">
            <text:p>13.06817817817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921821821822" calcext:value-type="float">
            <text:p>13.09218218218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161861861862" calcext:value-type="float">
            <text:p>13.11618618618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401901901902" calcext:value-type="float">
            <text:p>13.14019019019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641941941942" calcext:value-type="float">
            <text:p>13.16419419419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881981981982" calcext:value-type="float">
            <text:p>13.18819819819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122022022022" calcext:value-type="float">
            <text:p>13.21220220220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362062062062" calcext:value-type="float">
            <text:p>13.23620620620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602102102102" calcext:value-type="float">
            <text:p>13.26021021021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842142142142" calcext:value-type="float">
            <text:p>13.2842142142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082182182182" calcext:value-type="float">
            <text:p>13.30821821821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322222222222" calcext:value-type="float">
            <text:p>13.33222222222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562262262262" calcext:value-type="float">
            <text:p>13.35622622622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802302302302" calcext:value-type="float">
            <text:p>13.38023023023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042342342342" calcext:value-type="float">
            <text:p>13.40423423423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282382382382" calcext:value-type="float">
            <text:p>13.428238238238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522422422422" calcext:value-type="float">
            <text:p>13.45224224224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762462462462" calcext:value-type="float">
            <text:p>13.476246246246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002502502502" calcext:value-type="float">
            <text:p>13.500250250250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242542542543" calcext:value-type="float">
            <text:p>13.52425425425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482582582583" calcext:value-type="float">
            <text:p>13.54825825825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722622622623" calcext:value-type="float">
            <text:p>13.57226226226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962662662663" calcext:value-type="float">
            <text:p>13.59626626626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202702702703" calcext:value-type="float">
            <text:p>13.62027027027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442742742743" calcext:value-type="float">
            <text:p>13.64427427427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682782782783" calcext:value-type="float">
            <text:p>13.66827827827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922822822823" calcext:value-type="float">
            <text:p>13.69228228228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162862862863" calcext:value-type="float">
            <text:p>13.71628628628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402902902903" calcext:value-type="float">
            <text:p>13.74029029029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642942942943" calcext:value-type="float">
            <text:p>13.76429429429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882982982983" calcext:value-type="float">
            <text:p>13.78829829829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123023023023" calcext:value-type="float">
            <text:p>13.81230230230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363063063063" calcext:value-type="float">
            <text:p>13.836306306306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603103103103" calcext:value-type="float">
            <text:p>13.860310310310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843143143143" calcext:value-type="float">
            <text:p>13.88431431431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083183183183" calcext:value-type="float">
            <text:p>13.908318318318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323223223223" calcext:value-type="float">
            <text:p>13.93232232232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563263263263" calcext:value-type="float">
            <text:p>13.95632632632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9803303303303" calcext:value-type="float">
            <text:p>13.98033033033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043343343343" calcext:value-type="float">
            <text:p>14.004334334334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283383383383" calcext:value-type="float">
            <text:p>14.02833833833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523423423423" calcext:value-type="float">
            <text:p>14.05234234234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0763463463463" calcext:value-type="float">
            <text:p>14.07634634634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003503503503" calcext:value-type="float">
            <text:p>14.10035035035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243543543544" calcext:value-type="float">
            <text:p>14.124354354354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483583583584" calcext:value-type="float">
            <text:p>14.148358358358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.1723623623624" calcext:value-type="float">
            <text:p>14.17236236236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963663663664" calcext:value-type="float">
            <text:p>14.19636636636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203703703704" calcext:value-type="float">
            <text:p>14.22037037037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443743743744" calcext:value-type="float">
            <text:p>14.24437437437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683783783784" calcext:value-type="float">
            <text:p>14.26837837837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923823823824" calcext:value-type="float">
            <text:p>14.29238238238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163863863864" calcext:value-type="float">
            <text:p>14.31638638638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403903903904" calcext:value-type="float">
            <text:p>14.34039039039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643943943944" calcext:value-type="float">
            <text:p>14.36439439439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883983983984" calcext:value-type="float">
            <text:p>14.38839839839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124024024024" calcext:value-type="float">
            <text:p>14.41240240240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364064064064" calcext:value-type="float">
            <text:p>14.43640640640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604104104104" calcext:value-type="float">
            <text:p>14.46041041041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844144144144" calcext:value-type="float">
            <text:p>14.48441441441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084184184184" calcext:value-type="float">
            <text:p>14.50841841841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324224224224" calcext:value-type="float">
            <text:p>14.53242242242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564264264264" calcext:value-type="float">
            <text:p>14.55642642642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804304304304" calcext:value-type="float">
            <text:p>14.58043043043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044344344344" calcext:value-type="float">
            <text:p>14.604434434434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284384384384" calcext:value-type="float">
            <text:p>14.628438438438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524424424424" calcext:value-type="float">
            <text:p>14.65244244244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764464464464" calcext:value-type="float">
            <text:p>14.676446446446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004504504504" calcext:value-type="float">
            <text:p>14.70045045045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244544544545" calcext:value-type="float">
            <text:p>14.72445445445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484584584585" calcext:value-type="float">
            <text:p>14.74845845845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724624624625" calcext:value-type="float">
            <text:p>14.77246246246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964664664665" calcext:value-type="float">
            <text:p>14.79646646646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204704704705" calcext:value-type="float">
            <text:p>14.82047047047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444744744745" calcext:value-type="float">
            <text:p>14.84447447447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684784784785" calcext:value-type="float">
            <text:p>14.86847847847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924824824825" calcext:value-type="float">
            <text:p>14.89248248248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164864864865" calcext:value-type="float">
            <text:p>14.91648648648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404904904905" calcext:value-type="float">
            <text:p>14.94049049049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644944944945" calcext:value-type="float">
            <text:p>14.96449449449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884984984985" calcext:value-type="float">
            <text:p>14.98849849849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125025025025" calcext:value-type="float">
            <text:p>15.01250250250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365065065065" calcext:value-type="float">
            <text:p>15.03650650650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605105105105" calcext:value-type="float">
            <text:p>15.0605105105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845145145145" calcext:value-type="float">
            <text:p>15.08451451451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085185185185" calcext:value-type="float">
            <text:p>15.10851851851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325225225225" calcext:value-type="float">
            <text:p>15.13252252252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565265265265" calcext:value-type="float">
            <text:p>15.15652652652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805305305305" calcext:value-type="float">
            <text:p>15.18053053053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045345345345" calcext:value-type="float">
            <text:p>15.20453453453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285385385385" calcext:value-type="float">
            <text:p>15.22853853853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525425425425" calcext:value-type="float">
            <text:p>15.25254254254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765465465465" calcext:value-type="float">
            <text:p>15.27654654654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005505505505" calcext:value-type="float">
            <text:p>15.30055055055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245545545546" calcext:value-type="float">
            <text:p>15.32455455455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485585585586" calcext:value-type="float">
            <text:p>15.34855855855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725625625626" calcext:value-type="float">
            <text:p>15.37256256256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965665665666" calcext:value-type="float">
            <text:p>15.396566566566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205705705706" calcext:value-type="float">
            <text:p>15.42057057057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445745745746" calcext:value-type="float">
            <text:p>15.444574574574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685785785786" calcext:value-type="float">
            <text:p>15.468578578578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925825825826" calcext:value-type="float">
            <text:p>15.49258258258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165865865866" calcext:value-type="float">
            <text:p>15.51658658658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405905905906" calcext:value-type="float">
            <text:p>15.54059059059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645945945946" calcext:value-type="float">
            <text:p>15.56459459459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5885985985986" calcext:value-type="float">
            <text:p>15.58859859859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126026026026" calcext:value-type="float">
            <text:p>15.61260260260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366066066066" calcext:value-type="float">
            <text:p>15.63660660660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606106106106" calcext:value-type="float">
            <text:p>15.66061061061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6846146146146" calcext:value-type="float">
            <text:p>15.68461461461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086186186186" calcext:value-type="float">
            <text:p>15.70861861861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326226226226" calcext:value-type="float">
            <text:p>15.73262262262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566266266266" calcext:value-type="float">
            <text:p>15.75662662662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7806306306306" calcext:value-type="float">
            <text:p>15.78063063063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046346346346" calcext:value-type="float">
            <text:p>15.804634634634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286386386386" calcext:value-type="float">
            <text:p>15.828638638638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526426426426" calcext:value-type="float">
            <text:p>15.85264264264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766466466466" calcext:value-type="float">
            <text:p>15.876646646646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006506506506" calcext:value-type="float">
            <text:p>15.900650650650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246546546547" calcext:value-type="float">
            <text:p>15.924654654654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486586586587" calcext:value-type="float">
            <text:p>15.94865865865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726626626627" calcext:value-type="float">
            <text:p>15.97266266266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9966666666667" calcext:value-type="float">
            <text:p>15.99666666666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206706706707" calcext:value-type="float">
            <text:p>16.02067067067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446746746747" calcext:value-type="float">
            <text:p>16.04467467467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686786786787" calcext:value-type="float">
            <text:p>16.06867867867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0926826826827" calcext:value-type="float">
            <text:p>16.09268268268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166866866867" calcext:value-type="float">
            <text:p>16.11668668668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406906906907" calcext:value-type="float">
            <text:p>16.14069069069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646946946947" calcext:value-type="float">
            <text:p>16.16469469469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1886986986987" calcext:value-type="float">
            <text:p>16.18869869869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127027027027" calcext:value-type="float">
            <text:p>16.21270270270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367067067067" calcext:value-type="float">
            <text:p>16.23670670670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607107107107" calcext:value-type="float">
            <text:p>16.26071071071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2847147147147" calcext:value-type="float">
            <text:p>16.28471471471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087187187187" calcext:value-type="float">
            <text:p>16.30871871871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327227227227" calcext:value-type="float">
            <text:p>16.33272272272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567267267267" calcext:value-type="float">
            <text:p>16.35672672672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3807307307307" calcext:value-type="float">
            <text:p>16.3807307307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047347347347" calcext:value-type="float">
            <text:p>16.40473473473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287387387387" calcext:value-type="float">
            <text:p>16.428738738738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527427427427" calcext:value-type="float">
            <text:p>16.45274274274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767467467467" calcext:value-type="float">
            <text:p>16.47674674674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007507507508" calcext:value-type="float">
            <text:p>16.50075075075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247547547548" calcext:value-type="float">
            <text:p>16.52475475475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487587587588" calcext:value-type="float">
            <text:p>16.548758758758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727627627628" calcext:value-type="float">
            <text:p>16.57276276276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5967667667668" calcext:value-type="float">
            <text:p>16.59676676676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6207707707708" calcext:value-type="float">
            <text:p>16.62077077077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447747747748" calcext:value-type="float">
            <text:p>16.64477477477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687787787788" calcext:value-type="float">
            <text:p>16.66877877877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927827827828" calcext:value-type="float">
            <text:p>16.69278278278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167867867868" calcext:value-type="float">
            <text:p>16.71678678678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407907907908" calcext:value-type="float">
            <text:p>16.74079079079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647947947948" calcext:value-type="float">
            <text:p>16.76479479479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887987987988" calcext:value-type="float">
            <text:p>16.78879879879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128028028028" calcext:value-type="float">
            <text:p>16.81280280280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368068068068" calcext:value-type="float">
            <text:p>16.83680680680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608108108108" calcext:value-type="float">
            <text:p>16.86081081081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848148148148" calcext:value-type="float">
            <text:p>16.88481481481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088188188188" calcext:value-type="float">
            <text:p>16.90881881881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328228228228" calcext:value-type="float">
            <text:p>16.93282282282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568268268268" calcext:value-type="float">
            <text:p>16.95682682682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808308308308" calcext:value-type="float">
            <text:p>16.98083083083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048348348348" calcext:value-type="float">
            <text:p>17.004834834834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288388388388" calcext:value-type="float">
            <text:p>17.028838838838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528428428428" calcext:value-type="float">
            <text:p>17.05284284284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768468468468" calcext:value-type="float">
            <text:p>17.076846846846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008508508509" calcext:value-type="float">
            <text:p>17.10085085085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248548548549" calcext:value-type="float">
            <text:p>17.12485485485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488588588589" calcext:value-type="float">
            <text:p>17.14885885885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728628628629" calcext:value-type="float">
            <text:p>17.17286286286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968668668669" calcext:value-type="float">
            <text:p>17.19686686686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208708708709" calcext:value-type="float">
            <text:p>17.22087087087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448748748749" calcext:value-type="float">
            <text:p>17.244874874874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688788788789" calcext:value-type="float">
            <text:p>17.268878878878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928828828829" calcext:value-type="float">
            <text:p>17.292882882882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168868868869" calcext:value-type="float">
            <text:p>17.31688688688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408908908909" calcext:value-type="float">
            <text:p>17.34089089089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648948948949" calcext:value-type="float">
            <text:p>17.36489489489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3888988988989" calcext:value-type="float">
            <text:p>17.38889889889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129029029029" calcext:value-type="float">
            <text:p>17.41290290290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369069069069" calcext:value-type="float">
            <text:p>17.43690690690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609109109109" calcext:value-type="float">
            <text:p>17.46091091091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4849149149149" calcext:value-type="float">
            <text:p>17.48491491491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089189189189" calcext:value-type="float">
            <text:p>17.50891891891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329229229229" calcext:value-type="float">
            <text:p>17.53292292292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569269269269" calcext:value-type="float">
            <text:p>17.55692692692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5809309309309" calcext:value-type="float">
            <text:p>17.580930930930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049349349349" calcext:value-type="float">
            <text:p>17.604934934934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289389389389" calcext:value-type="float">
            <text:p>17.62893893893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529429429429" calcext:value-type="float">
            <text:p>17.65294294294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6769469469469" calcext:value-type="float">
            <text:p>17.676946946946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00950950951" calcext:value-type="float">
            <text:p>17.7009509509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24954954955" calcext:value-type="float">
            <text:p>17.72495495495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48958958959" calcext:value-type="float">
            <text:p>17.74895895895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72962962963" calcext:value-type="float">
            <text:p>17.77296296296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796966966967" calcext:value-type="float">
            <text:p>17.7969669669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20970970971" calcext:value-type="float">
            <text:p>17.8209709709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44974974975" calcext:value-type="float">
            <text:p>17.84497497497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68978978979" calcext:value-type="float">
            <text:p>17.86897897897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892982982983" calcext:value-type="float">
            <text:p>17.89298298298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16986986987" calcext:value-type="float">
            <text:p>17.91698698698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.940990990991" calcext:value-type="float">
            <text:p>17.9409909909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64994994995" calcext:value-type="float">
            <text:p>17.9649949949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88998998999" calcext:value-type="float">
            <text:p>17.98899899899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13003003003" calcext:value-type="float">
            <text:p>18.0130030030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37007007007" calcext:value-type="float">
            <text:p>18.0370070070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61011011011" calcext:value-type="float">
            <text:p>18.0610110110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085015015015" calcext:value-type="float">
            <text:p>18.0850150150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09019019019" calcext:value-type="float">
            <text:p>18.1090190190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33023023023" calcext:value-type="float">
            <text:p>18.13302302302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57027027027" calcext:value-type="float">
            <text:p>18.1570270270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181031031031" calcext:value-type="float">
            <text:p>18.1810310310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05035035035" calcext:value-type="float">
            <text:p>18.20503503503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29039039039" calcext:value-type="float">
            <text:p>18.2290390390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253043043043" calcext:value-type="float">
            <text:p>18.25304304304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77047047047" calcext:value-type="float">
            <text:p>18.27704704704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010510510511" calcext:value-type="float">
            <text:p>18.30105105105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250550550551" calcext:value-type="float">
            <text:p>18.32505505505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490590590591" calcext:value-type="float">
            <text:p>18.34905905905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730630630631" calcext:value-type="float">
            <text:p>18.37306306306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3970670670671" calcext:value-type="float">
            <text:p>18.39706706706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210710710711" calcext:value-type="float">
            <text:p>18.42107107107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450750750751" calcext:value-type="float">
            <text:p>18.44507507507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690790790791" calcext:value-type="float">
            <text:p>18.46907907907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4930830830831" calcext:value-type="float">
            <text:p>18.49308308308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170870870871" calcext:value-type="float">
            <text:p>18.517087087087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410910910911" calcext:value-type="float">
            <text:p>18.54109109109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650950950951" calcext:value-type="float">
            <text:p>18.565095095095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5890990990991" calcext:value-type="float">
            <text:p>18.589099099099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.6131031031031" calcext:value-type="float">
            <text:p>18.61310310310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371071071071" calcext:value-type="float">
            <text:p>18.63710710710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611111111111" calcext:value-type="float">
            <text:p>18.66111111111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851151151151" calcext:value-type="float">
            <text:p>18.68511511511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091191191191" calcext:value-type="float">
            <text:p>18.7091191191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331231231231" calcext:value-type="float">
            <text:p>18.73312312312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571271271271" calcext:value-type="float">
            <text:p>18.75712712712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811311311311" calcext:value-type="float">
            <text:p>18.78113113113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051351351351" calcext:value-type="float">
            <text:p>18.805135135135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291391391391" calcext:value-type="float">
            <text:p>18.82913913913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531431431431" calcext:value-type="float">
            <text:p>18.85314314314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771471471471" calcext:value-type="float">
            <text:p>18.877147147147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011511511512" calcext:value-type="float">
            <text:p>18.90115115115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251551551552" calcext:value-type="float">
            <text:p>18.92515515515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491591591592" calcext:value-type="float">
            <text:p>18.94915915915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731631631632" calcext:value-type="float">
            <text:p>18.97316316316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971671671672" calcext:value-type="float">
            <text:p>18.99716716716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211711711712" calcext:value-type="float">
            <text:p>19.02117117117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451751751752" calcext:value-type="float">
            <text:p>19.045175175175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691791791792" calcext:value-type="float">
            <text:p>19.06917917917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931831831832" calcext:value-type="float">
            <text:p>19.09318318318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171871871872" calcext:value-type="float">
            <text:p>19.11718718718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411911911912" calcext:value-type="float">
            <text:p>19.14119119119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651951951952" calcext:value-type="float">
            <text:p>19.165195195195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891991991992" calcext:value-type="float">
            <text:p>19.189199199199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132032032032" calcext:value-type="float">
            <text:p>19.213203203203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372072072072" calcext:value-type="float">
            <text:p>19.237207207207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612112112112" calcext:value-type="float">
            <text:p>19.26121121121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852152152152" calcext:value-type="float">
            <text:p>19.28521521521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092192192192" calcext:value-type="float">
            <text:p>19.30921921921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332232232232" calcext:value-type="float">
            <text:p>19.33322322322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572272272272" calcext:value-type="float">
            <text:p>19.35722722722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3812312312312" calcext:value-type="float">
            <text:p>19.38123123123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052352352352" calcext:value-type="float">
            <text:p>19.405235235235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292392392392" calcext:value-type="float">
            <text:p>19.429239239239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532432432432" calcext:value-type="float">
            <text:p>19.45324324324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4772472472472" calcext:value-type="float">
            <text:p>19.477247247247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012512512513" calcext:value-type="float">
            <text:p>19.50125125125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252552552553" calcext:value-type="float">
            <text:p>19.52525525525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492592592593" calcext:value-type="float">
            <text:p>19.549259259259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732632632633" calcext:value-type="float">
            <text:p>19.57326326326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972672672673" calcext:value-type="float">
            <text:p>19.59726726726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212712712713" calcext:value-type="float">
            <text:p>19.62127127127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452752752753" calcext:value-type="float">
            <text:p>19.64527527527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692792792793" calcext:value-type="float">
            <text:p>19.66927927927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932832832833" calcext:value-type="float">
            <text:p>19.693283283283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172872872873" calcext:value-type="float">
            <text:p>19.717287287287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412912912913" calcext:value-type="float">
            <text:p>19.74129129129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652952952953" calcext:value-type="float">
            <text:p>19.765295295295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892992992993" calcext:value-type="float">
            <text:p>19.78929929929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133033033033" calcext:value-type="float">
            <text:p>19.81330330330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373073073073" calcext:value-type="float">
            <text:p>19.83730730730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613113113113" calcext:value-type="float">
            <text:p>19.86131131131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853153153153" calcext:value-type="float">
            <text:p>19.88531531531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093193193193" calcext:value-type="float">
            <text:p>19.90931931931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333233233233" calcext:value-type="float">
            <text:p>19.93332332332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573273273273" calcext:value-type="float">
            <text:p>19.95732732732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813313313313" calcext:value-type="float">
            <text:p>19.98133133133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053353353353" calcext:value-type="float">
            <text:p>20.005335335335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293393393393" calcext:value-type="float">
            <text:p>20.02933933933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533433433433" calcext:value-type="float">
            <text:p>20.05334334334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773473473473" calcext:value-type="float">
            <text:p>20.077347347347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013513513514" calcext:value-type="float">
            <text:p>20.10135135135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253553553554" calcext:value-type="float">
            <text:p>20.12535535535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493593593594" calcext:value-type="float">
            <text:p>20.14935935935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733633633634" calcext:value-type="float">
            <text:p>20.17336336336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973673673674" calcext:value-type="float">
            <text:p>20.19736736736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213713713714" calcext:value-type="float">
            <text:p>20.22137137137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453753753754" calcext:value-type="float">
            <text:p>20.24537537537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693793793794" calcext:value-type="float">
            <text:p>20.26937937937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933833833834" calcext:value-type="float">
            <text:p>20.29338338338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173873873874" calcext:value-type="float">
            <text:p>20.31738738738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413913913914" calcext:value-type="float">
            <text:p>20.34139139139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653953953954" calcext:value-type="float">
            <text:p>20.365395395395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893993993994" calcext:value-type="float">
            <text:p>20.38939939939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134034034034" calcext:value-type="float">
            <text:p>20.413403403403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374074074074" calcext:value-type="float">
            <text:p>20.437407407407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614114114114" calcext:value-type="float">
            <text:p>20.46141141141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854154154154" calcext:value-type="float">
            <text:p>20.48541541541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094194194194" calcext:value-type="float">
            <text:p>20.50941941941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334234234234" calcext:value-type="float">
            <text:p>20.53342342342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574274274274" calcext:value-type="float">
            <text:p>20.55742742742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814314314314" calcext:value-type="float">
            <text:p>20.58143143143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054354354354" calcext:value-type="float">
            <text:p>20.60543543543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294394394394" calcext:value-type="float">
            <text:p>20.629439439439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534434434434" calcext:value-type="float">
            <text:p>20.65344344344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774474474474" calcext:value-type="float">
            <text:p>20.67744744744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014514514515" calcext:value-type="float">
            <text:p>20.70145145145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254554554555" calcext:value-type="float">
            <text:p>20.72545545545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494594594595" calcext:value-type="float">
            <text:p>20.74945945945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734634634635" calcext:value-type="float">
            <text:p>20.77346346346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974674674675" calcext:value-type="float">
            <text:p>20.79746746746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214714714715" calcext:value-type="float">
            <text:p>20.82147147147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454754754755" calcext:value-type="float">
            <text:p>20.84547547547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694794794795" calcext:value-type="float">
            <text:p>20.86947947947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934834834835" calcext:value-type="float">
            <text:p>20.89348348348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174874874875" calcext:value-type="float">
            <text:p>20.91748748748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414914914915" calcext:value-type="float">
            <text:p>20.94149149149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654954954955" calcext:value-type="float">
            <text:p>20.965495495495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894994994995" calcext:value-type="float">
            <text:p>20.989499499499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135035035035" calcext:value-type="float">
            <text:p>21.013503503503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375075075075" calcext:value-type="float">
            <text:p>21.037507507507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615115115115" calcext:value-type="float">
            <text:p>21.06151151151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855155155155" calcext:value-type="float">
            <text:p>21.085515515515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095195195195" calcext:value-type="float">
            <text:p>21.109519519519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335235235235" calcext:value-type="float">
            <text:p>21.133523523523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575275275275" calcext:value-type="float">
            <text:p>21.157527527527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815315315315" calcext:value-type="float">
            <text:p>21.18153153153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055355355355" calcext:value-type="float">
            <text:p>21.20553553553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295395395395" calcext:value-type="float">
            <text:p>21.22953953953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535435435435" calcext:value-type="float">
            <text:p>21.25354354354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775475475475" calcext:value-type="float">
            <text:p>21.27754754754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015515515516" calcext:value-type="float">
            <text:p>21.30155155155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255555555556" calcext:value-type="float">
            <text:p>21.325555555555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495595595596" calcext:value-type="float">
            <text:p>21.349559559559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735635635636" calcext:value-type="float">
            <text:p>21.37356356356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975675675676" calcext:value-type="float">
            <text:p>21.39756756756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215715715716" calcext:value-type="float">
            <text:p>21.42157157157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455755755756" calcext:value-type="float">
            <text:p>21.44557557557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695795795796" calcext:value-type="float">
            <text:p>21.46957957957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935835835836" calcext:value-type="float">
            <text:p>21.49358358358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175875875876" calcext:value-type="float">
            <text:p>21.51758758758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415915915916" calcext:value-type="float">
            <text:p>21.54159159159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655955955956" calcext:value-type="float">
            <text:p>21.56559559559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895995995996" calcext:value-type="float">
            <text:p>21.589599599599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136036036036" calcext:value-type="float">
            <text:p>21.613603603603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376076076076" calcext:value-type="float">
            <text:p>21.637607607607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616116116116" calcext:value-type="float">
            <text:p>21.66161161161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856156156156" calcext:value-type="float">
            <text:p>21.68561561561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096196196196" calcext:value-type="float">
            <text:p>21.709619619619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336236236236" calcext:value-type="float">
            <text:p>21.73362362362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576276276276" calcext:value-type="float">
            <text:p>21.757627627627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816316316316" calcext:value-type="float">
            <text:p>21.78163163163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056356356356" calcext:value-type="float">
            <text:p>21.805635635635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296396396396" calcext:value-type="float">
            <text:p>21.829639639639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536436436436" calcext:value-type="float">
            <text:p>21.853643643643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776476476476" calcext:value-type="float">
            <text:p>21.877647647647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016516516517" calcext:value-type="float">
            <text:p>21.90165165165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256556556557" calcext:value-type="float">
            <text:p>21.92565565565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496596596597" calcext:value-type="float">
            <text:p>21.94965965965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736636636637" calcext:value-type="float">
            <text:p>21.97366366366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976676676677" calcext:value-type="float">
            <text:p>21.997667667667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216716716717" calcext:value-type="float">
            <text:p>22.02167167167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456756756757" calcext:value-type="float">
            <text:p>22.045675675675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696796796797" calcext:value-type="float">
            <text:p>22.069679679679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936836836837" calcext:value-type="float">
            <text:p>22.093683683683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176876876877" calcext:value-type="float">
            <text:p>22.117687687687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416916916917" calcext:value-type="float">
            <text:p>22.14169169169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656956956957" calcext:value-type="float">
            <text:p>22.16569569569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896996996997" calcext:value-type="float">
            <text:p>22.18969969969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137037037037" calcext:value-type="float">
            <text:p>22.213703703703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377077077077" calcext:value-type="float">
            <text:p>22.237707707707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617117117117" calcext:value-type="float">
            <text:p>22.26171171171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857157157157" calcext:value-type="float">
            <text:p>22.28571571571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097197197197" calcext:value-type="float">
            <text:p>22.30971971971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337237237237" calcext:value-type="float">
            <text:p>22.33372372372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577277277277" calcext:value-type="float">
            <text:p>22.357727727727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817317317317" calcext:value-type="float">
            <text:p>22.38173173173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057357357357" calcext:value-type="float">
            <text:p>22.405735735735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297397397397" calcext:value-type="float">
            <text:p>22.429739739739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537437437437" calcext:value-type="float">
            <text:p>22.45374374374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777477477477" calcext:value-type="float">
            <text:p>22.477747747747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017517517518" calcext:value-type="float">
            <text:p>22.50175175175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257557557558" calcext:value-type="float">
            <text:p>22.525755755755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497597597598" calcext:value-type="float">
            <text:p>22.54975975975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737637637638" calcext:value-type="float">
            <text:p>22.57376376376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977677677678" calcext:value-type="float">
            <text:p>22.59776776776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217717717718" calcext:value-type="float">
            <text:p>22.62177177177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457757757758" calcext:value-type="float">
            <text:p>22.645775775775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697797797798" calcext:value-type="float">
            <text:p>22.669779779779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937837837838" calcext:value-type="float">
            <text:p>22.69378378378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177877877878" calcext:value-type="float">
            <text:p>22.71778778778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417917917918" calcext:value-type="float">
            <text:p>22.741791791791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657957957958" calcext:value-type="float">
            <text:p>22.765795795795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897997997998" calcext:value-type="float">
            <text:p>22.789799799799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138038038038" calcext:value-type="float">
            <text:p>22.81380380380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378078078078" calcext:value-type="float">
            <text:p>22.83780780780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618118118118" calcext:value-type="float">
            <text:p>22.86181181181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858158158158" calcext:value-type="float">
            <text:p>22.885815815815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098198198198" calcext:value-type="float">
            <text:p>22.909819819819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338238238238" calcext:value-type="float">
            <text:p>22.93382382382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578278278278" calcext:value-type="float">
            <text:p>22.957827827827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818318318318" calcext:value-type="float">
            <text:p>22.98183183183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058358358358" calcext:value-type="float">
            <text:p>23.00583583583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298398398398" calcext:value-type="float">
            <text:p>23.02983983983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538438438438" calcext:value-type="float">
            <text:p>23.0538438438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778478478478" calcext:value-type="float">
            <text:p>23.07784784784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018518518519" calcext:value-type="float">
            <text:p>23.1018518518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258558558559" calcext:value-type="float">
            <text:p>23.1258558558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498598598599" calcext:value-type="float">
            <text:p>23.1498598598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738638638639" calcext:value-type="float">
            <text:p>23.1738638638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978678678679" calcext:value-type="float">
            <text:p>23.1978678678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218718718719" calcext:value-type="float">
            <text:p>23.2218718718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458758758759" calcext:value-type="float">
            <text:p>23.2458758758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698798798799" calcext:value-type="float">
            <text:p>23.2698798798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938838838839" calcext:value-type="float">
            <text:p>23.2938838838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178878878879" calcext:value-type="float">
            <text:p>23.31788788788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418918918919" calcext:value-type="float">
            <text:p>23.3418918918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658958958959" calcext:value-type="float">
            <text:p>23.3658958958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898998998999" calcext:value-type="float">
            <text:p>23.38989989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139039039039" calcext:value-type="float">
            <text:p>23.4139039039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379079079079" calcext:value-type="float">
            <text:p>23.4379079079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619119119119" calcext:value-type="float">
            <text:p>23.4619119119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859159159159" calcext:value-type="float">
            <text:p>23.4859159159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099199199199" calcext:value-type="float">
            <text:p>23.509919919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339239239239" calcext:value-type="float">
            <text:p>23.5339239239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579279279279" calcext:value-type="float">
            <text:p>23.5579279279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819319319319" calcext:value-type="float">
            <text:p>23.5819319319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059359359359" calcext:value-type="float">
            <text:p>23.6059359359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299399399399" calcext:value-type="float">
            <text:p>23.6299399399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539439439439" calcext:value-type="float">
            <text:p>23.653943943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779479479479" calcext:value-type="float">
            <text:p>23.6779479479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01951951952" calcext:value-type="float">
            <text:p>23.7019519519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25955955956" calcext:value-type="float">
            <text:p>23.725955955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4995995996" calcext:value-type="float">
            <text:p>23.74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73963963964" calcext:value-type="float">
            <text:p>23.7739639639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97967967968" calcext:value-type="float">
            <text:p>23.797967967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21971971972" calcext:value-type="float">
            <text:p>23.821971971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45975975976" calcext:value-type="float">
            <text:p>23.845975975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6997997998" calcext:value-type="float">
            <text:p>23.8699799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93983983984" calcext:value-type="float">
            <text:p>23.8939839839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17987987988" calcext:value-type="float">
            <text:p>23.9179879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41991991992" calcext:value-type="float">
            <text:p>23.941991991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65995995996" calcext:value-type="float">
            <text:p>23.9659959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9" calcext:value-type="float">
            <text:p>23.99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sa-exhaustive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sa-quick-charge-cnt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isit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fas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0000005" calcext:value-type="float">
            <text:p>0.12000000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4000001" calcext:value-type="float">
            <text:p>0.24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8000002" calcext:value-type="float">
            <text:p>0.480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4000003" calcext:value-type="float">
            <text:p>0.8400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6000004" calcext:value-type="float">
            <text:p>0.960000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320001" calcext:value-type="float">
            <text:p>1.03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600001" calcext:value-type="float">
            <text:p>1.5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6800001" calcext:value-type="float">
            <text:p>1.68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000001" calcext:value-type="float">
            <text:p>1.8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00001" calcext:value-type="float">
            <text:p>1.9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640001" calcext:value-type="float">
            <text:p>2.064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720001" calcext:value-type="float">
            <text:p>2.47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120001" calcext:value-type="float">
            <text:p>2.71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520001" calcext:value-type="float">
            <text:p>2.952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200001" calcext:value-type="float">
            <text:p>3.12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600001" calcext:value-type="float">
            <text:p>3.36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000001" calcext:value-type="float">
            <text:p>3.600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680001" calcext:value-type="float">
            <text:p>3.76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400002" calcext:value-type="float">
            <text:p>3.840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280003" calcext:value-type="float">
            <text:p>4.128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360003" calcext:value-type="float">
            <text:p>4.536000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440002" calcext:value-type="float">
            <text:p>4.944000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160003" calcext:value-type="float">
            <text:p>5.01600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240003" calcext:value-type="float">
            <text:p>5.424000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320003" calcext:value-type="float">
            <text:p>5.83200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040003" calcext:value-type="float">
            <text:p>5.904000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00002" calcext:value-type="float">
            <text:p>6.24000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120003" calcext:value-type="float">
            <text:p>6.31200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480002" calcext:value-type="float">
            <text:p>6.64800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200003" calcext:value-type="float">
            <text:p>6.72000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7920003" calcext:value-type="float">
            <text:p>6.792000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80003" calcext:value-type="float">
            <text:p>7.128000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000003" calcext:value-type="float">
            <text:p>7.200000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360003" calcext:value-type="float">
            <text:p>7.536000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080003" calcext:value-type="float">
            <text:p>7.608000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6800003" calcext:value-type="float">
            <text:p>7.680000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440002" calcext:value-type="float">
            <text:p>7.944000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2560005" calcext:value-type="float">
            <text:p>8.256000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640005" calcext:value-type="float">
            <text:p>8.66400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36" calcext:value-type="float">
            <text:p>8.73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6" calcext:value-type="float">
            <text:p>8.7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84" calcext:value-type="float">
            <text:p>8.7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08" calcext:value-type="float">
            <text:p>8.80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32" calcext:value-type="float">
            <text:p>8.8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856" calcext:value-type="float">
            <text:p>8.85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88" calcext:value-type="float">
            <text:p>8.8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04" calcext:value-type="float">
            <text:p>8.90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928" calcext:value-type="float">
            <text:p>8.92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52" calcext:value-type="float">
            <text:p>8.95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976" calcext:value-type="float">
            <text:p>8.9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24" calcext:value-type="float">
            <text:p>9.02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48" calcext:value-type="float">
            <text:p>9.04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720005" calcext:value-type="float">
            <text:p>9.07200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096" calcext:value-type="float">
            <text:p>9.09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2" calcext:value-type="float">
            <text:p>9.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44" calcext:value-type="float">
            <text:p>9.14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68" calcext:value-type="float">
            <text:p>9.16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192" calcext:value-type="float">
            <text:p>9.19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16" calcext:value-type="float">
            <text:p>9.2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4" calcext:value-type="float">
            <text:p>9.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64" calcext:value-type="float">
            <text:p>9.26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288" calcext:value-type="float">
            <text:p>9.28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36" calcext:value-type="float">
            <text:p>9.33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6" calcext:value-type="float">
            <text:p>9.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384" calcext:value-type="float">
            <text:p>9.38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08" calcext:value-type="float">
            <text:p>9.40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32" calcext:value-type="float">
            <text:p>9.43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56" calcext:value-type="float">
            <text:p>9.45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4800005" calcext:value-type="float">
            <text:p>9.480000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04" calcext:value-type="float">
            <text:p>9.50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28" calcext:value-type="float">
            <text:p>9.52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52" calcext:value-type="float">
            <text:p>9.55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624001" calcext:value-type="float">
            <text:p>9.62400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48" calcext:value-type="float">
            <text:p>9.64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72" calcext:value-type="float">
            <text:p>9.67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696" calcext:value-type="float">
            <text:p>9.69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2" calcext:value-type="float">
            <text:p>9.7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.744" calcext:value-type="float">
            <text:p>9.7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68" calcext:value-type="float">
            <text:p>9.7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792" calcext:value-type="float">
            <text:p>9.7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16" calcext:value-type="float">
            <text:p>9.81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4" calcext:value-type="float">
            <text:p>9.8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64" calcext:value-type="float">
            <text:p>9.8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8880005" calcext:value-type="float">
            <text:p>9.888000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12" calcext:value-type="float">
            <text:p>9.9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36" calcext:value-type="float">
            <text:p>9.9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6" calcext:value-type="float">
            <text:p>9.9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984" calcext:value-type="float">
            <text:p>9.98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08" calcext:value-type="float">
            <text:p>10.00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32001" calcext:value-type="float">
            <text:p>10.0320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56" calcext:value-type="float">
            <text:p>10.0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04" calcext:value-type="float">
            <text:p>10.1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28" calcext:value-type="float">
            <text:p>10.12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52" calcext:value-type="float">
            <text:p>10.15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176" calcext:value-type="float">
            <text:p>10.17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24" calcext:value-type="float">
            <text:p>10.2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48" calcext:value-type="float">
            <text:p>10.2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72" calcext:value-type="float">
            <text:p>10.27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2960005" calcext:value-type="float">
            <text:p>10.296000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44" calcext:value-type="float">
            <text:p>10.34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68" calcext:value-type="float">
            <text:p>10.3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392" calcext:value-type="float">
            <text:p>10.3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16" calcext:value-type="float">
            <text:p>10.4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40001" calcext:value-type="float">
            <text:p>10.4400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64" calcext:value-type="float">
            <text:p>10.4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488" calcext:value-type="float">
            <text:p>10.48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36" calcext:value-type="float">
            <text:p>10.5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584" calcext:value-type="float">
            <text:p>10.5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08" calcext:value-type="float">
            <text:p>10.60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32" calcext:value-type="float">
            <text:p>10.6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56" calcext:value-type="float">
            <text:p>10.6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04" calcext:value-type="float">
            <text:p>10.7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28" calcext:value-type="float">
            <text:p>10.72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52" calcext:value-type="float">
            <text:p>10.75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776" calcext:value-type="float">
            <text:p>10.7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24" calcext:value-type="float">
            <text:p>10.8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48001" calcext:value-type="float">
            <text:p>10.84800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72" calcext:value-type="float">
            <text:p>10.87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896" calcext:value-type="float">
            <text:p>10.89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44" calcext:value-type="float">
            <text:p>10.94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68" calcext:value-type="float">
            <text:p>10.96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.992" calcext:value-type="float">
            <text:p>10.99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16" calcext:value-type="float">
            <text:p>11.0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64" calcext:value-type="float">
            <text:p>11.0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088" calcext:value-type="float">
            <text:p>11.08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12" calcext:value-type="float">
            <text:p>11.1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36" calcext:value-type="float">
            <text:p>11.13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184" calcext:value-type="float">
            <text:p>11.18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08" calcext:value-type="float">
            <text:p>11.2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32" calcext:value-type="float">
            <text:p>11.2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560005" calcext:value-type="float">
            <text:p>11.256000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04" calcext:value-type="float">
            <text:p>11.3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28" calcext:value-type="float">
            <text:p>11.3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52" calcext:value-type="float">
            <text:p>11.3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376" calcext:value-type="float">
            <text:p>11.3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00001" calcext:value-type="float">
            <text:p>11.400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24" calcext:value-type="float">
            <text:p>11.4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48" calcext:value-type="float">
            <text:p>11.4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72" calcext:value-type="float">
            <text:p>11.47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496" calcext:value-type="float">
            <text:p>11.4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44" calcext:value-type="float">
            <text:p>11.5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68" calcext:value-type="float">
            <text:p>11.5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592" calcext:value-type="float">
            <text:p>11.5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16" calcext:value-type="float">
            <text:p>11.6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640005" calcext:value-type="float">
            <text:p>11.6640005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688" calcext:value-type="float">
            <text:p>11.68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12" calcext:value-type="float">
            <text:p>11.7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36" calcext:value-type="float">
            <text:p>11.73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784" calcext:value-type="float">
            <text:p>11.7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08001" calcext:value-type="float">
            <text:p>11.808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32" calcext:value-type="float">
            <text:p>11.83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56" calcext:value-type="float">
            <text:p>11.85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04" calcext:value-type="float">
            <text:p>11.90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28" calcext:value-type="float">
            <text:p>11.9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52" calcext:value-type="float">
            <text:p>11.95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.976" calcext:value-type="float">
            <text:p>11.97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24" calcext:value-type="float">
            <text:p>12.02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720005" calcext:value-type="float">
            <text:p>12.072000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096" calcext:value-type="float">
            <text:p>12.09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44" calcext:value-type="float">
            <text:p>12.14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68" calcext:value-type="float">
            <text:p>12.1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192" calcext:value-type="float">
            <text:p>12.1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16001" calcext:value-type="float">
            <text:p>12.2160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64" calcext:value-type="float">
            <text:p>12.2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288" calcext:value-type="float">
            <text:p>12.2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12" calcext:value-type="float">
            <text:p>12.3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36" calcext:value-type="float">
            <text:p>12.3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384" calcext:value-type="float">
            <text:p>12.38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08" calcext:value-type="float">
            <text:p>12.4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32" calcext:value-type="float">
            <text:p>12.43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56" calcext:value-type="float">
            <text:p>12.4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4800005" calcext:value-type="float">
            <text:p>12.48000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04" calcext:value-type="float">
            <text:p>12.50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28" calcext:value-type="float">
            <text:p>12.5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52" calcext:value-type="float">
            <text:p>12.5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576" calcext:value-type="float">
            <text:p>12.57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24001" calcext:value-type="float">
            <text:p>12.624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48" calcext:value-type="float">
            <text:p>12.64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72" calcext:value-type="float">
            <text:p>12.67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696" calcext:value-type="float">
            <text:p>12.69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44" calcext:value-type="float">
            <text:p>12.74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68" calcext:value-type="float">
            <text:p>12.76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792" calcext:value-type="float">
            <text:p>12.7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16" calcext:value-type="float">
            <text:p>12.8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64" calcext:value-type="float">
            <text:p>12.86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8880005" calcext:value-type="float">
            <text:p>12.888000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12" calcext:value-type="float">
            <text:p>12.9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36" calcext:value-type="float">
            <text:p>12.9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.984" calcext:value-type="float">
            <text:p>12.9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08" calcext:value-type="float">
            <text:p>13.00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32001" calcext:value-type="float">
            <text:p>13.03200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56" calcext:value-type="float">
            <text:p>13.05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04" calcext:value-type="float">
            <text:p>13.1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28" calcext:value-type="float">
            <text:p>13.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52" calcext:value-type="float">
            <text:p>13.15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176" calcext:value-type="float">
            <text:p>13.17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24" calcext:value-type="float">
            <text:p>13.2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48" calcext:value-type="float">
            <text:p>13.24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72" calcext:value-type="float">
            <text:p>13.27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2960005" calcext:value-type="float">
            <text:p>13.296000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44" calcext:value-type="float">
            <text:p>13.34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68" calcext:value-type="float">
            <text:p>13.36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392" calcext:value-type="float">
            <text:p>13.39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16" calcext:value-type="float">
            <text:p>13.4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40001" calcext:value-type="float">
            <text:p>13.44000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64" calcext:value-type="float">
            <text:p>13.4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488" calcext:value-type="float">
            <text:p>13.48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12" calcext:value-type="float">
            <text:p>13.51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36" calcext:value-type="float">
            <text:p>13.53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584001" calcext:value-type="float">
            <text:p>13.5840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08" calcext:value-type="float">
            <text:p>13.60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32" calcext:value-type="float">
            <text:p>13.63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56" calcext:value-type="float">
            <text:p>13.65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04" calcext:value-type="float">
            <text:p>13.7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28" calcext:value-type="float">
            <text:p>13.72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52" calcext:value-type="float">
            <text:p>13.75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776" calcext:value-type="float">
            <text:p>13.77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24" calcext:value-type="float">
            <text:p>13.8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48001" calcext:value-type="float">
            <text:p>13.84800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72" calcext:value-type="float">
            <text:p>13.87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896" calcext:value-type="float">
            <text:p>13.89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44" calcext:value-type="float">
            <text:p>13.94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68" calcext:value-type="float">
            <text:p>13.9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.992001" calcext:value-type="float">
            <text:p>13.99200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16" calcext:value-type="float">
            <text:p>14.0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64" calcext:value-type="float">
            <text:p>14.06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088" calcext:value-type="float">
            <text:p>14.08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12" calcext:value-type="float">
            <text:p>14.1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36" calcext:value-type="float">
            <text:p>14.1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184" calcext:value-type="float">
            <text:p>14.18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08" calcext:value-type="float">
            <text:p>14.20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32" calcext:value-type="float">
            <text:p>14.23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560005" calcext:value-type="float">
            <text:p>14.256000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04" calcext:value-type="float">
            <text:p>14.3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28" calcext:value-type="float">
            <text:p>14.32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376" calcext:value-type="float">
            <text:p>14.3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00001" calcext:value-type="float">
            <text:p>14.4000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24" calcext:value-type="float">
            <text:p>14.4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48" calcext:value-type="float">
            <text:p>14.44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72" calcext:value-type="float">
            <text:p>14.47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496" calcext:value-type="float">
            <text:p>14.49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44" calcext:value-type="float">
            <text:p>14.54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68" calcext:value-type="float">
            <text:p>14.56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592" calcext:value-type="float">
            <text:p>14.59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16" calcext:value-type="float">
            <text:p>14.61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640005" calcext:value-type="float">
            <text:p>14.664000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688" calcext:value-type="float">
            <text:p>14.68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12" calcext:value-type="float">
            <text:p>14.7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36" calcext:value-type="float">
            <text:p>14.73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784" calcext:value-type="float">
            <text:p>14.7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08001" calcext:value-type="float">
            <text:p>14.8080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32" calcext:value-type="float">
            <text:p>14.83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56" calcext:value-type="float">
            <text:p>14.85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04" calcext:value-type="float">
            <text:p>14.90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28" calcext:value-type="float">
            <text:p>14.92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52" calcext:value-type="float">
            <text:p>14.95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.976" calcext:value-type="float">
            <text:p>14.97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24" calcext:value-type="float">
            <text:p>15.0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48" calcext:value-type="float">
            <text:p>15.04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720005" calcext:value-type="float">
            <text:p>15.072000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44" calcext:value-type="float">
            <text:p>15.14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192" calcext:value-type="float">
            <text:p>15.19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16001" calcext:value-type="float">
            <text:p>15.21600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64" calcext:value-type="float">
            <text:p>15.26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288" calcext:value-type="float">
            <text:p>15.28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12" calcext:value-type="float">
            <text:p>15.3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36" calcext:value-type="float">
            <text:p>15.33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60001" calcext:value-type="float">
            <text:p>15.3600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384" calcext:value-type="float">
            <text:p>15.38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08" calcext:value-type="float">
            <text:p>15.40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32" calcext:value-type="float">
            <text:p>15.4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4800005" calcext:value-type="float">
            <text:p>15.480000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04" calcext:value-type="float">
            <text:p>15.50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28" calcext:value-type="float">
            <text:p>15.52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52" calcext:value-type="float">
            <text:p>15.55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576" calcext:value-type="float">
            <text:p>15.5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24001" calcext:value-type="float">
            <text:p>15.62400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48" calcext:value-type="float">
            <text:p>15.64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72" calcext:value-type="float">
            <text:p>15.6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696" calcext:value-type="float">
            <text:p>15.69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44" calcext:value-type="float">
            <text:p>15.74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68001" calcext:value-type="float">
            <text:p>15.768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792" calcext:value-type="float">
            <text:p>15.79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16" calcext:value-type="float">
            <text:p>15.81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64" calcext:value-type="float">
            <text:p>15.86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8880005" calcext:value-type="float">
            <text:p>15.888000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12" calcext:value-type="float">
            <text:p>15.9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36" calcext:value-type="float">
            <text:p>15.93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.984" calcext:value-type="float">
            <text:p>15.98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08" calcext:value-type="float">
            <text:p>16.0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32" calcext:value-type="float">
            <text:p>16.03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56" calcext:value-type="float">
            <text:p>16.05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04" calcext:value-type="float">
            <text:p>16.10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28" calcext:value-type="float">
            <text:p>16.12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52" calcext:value-type="float">
            <text:p>16.1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176" calcext:value-type="float">
            <text:p>16.1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24" calcext:value-type="float">
            <text:p>16.22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48" calcext:value-type="float">
            <text:p>16.24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72" calcext:value-type="float">
            <text:p>16.2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296" calcext:value-type="float">
            <text:p>16.29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44" calcext:value-type="float">
            <text:p>16.34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68" calcext:value-type="float">
            <text:p>16.36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392" calcext:value-type="float">
            <text:p>16.3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16" calcext:value-type="float">
            <text:p>16.4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64" calcext:value-type="float">
            <text:p>16.4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488" calcext:value-type="float">
            <text:p>16.4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12001" calcext:value-type="float">
            <text:p>16.512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36" calcext:value-type="float">
            <text:p>16.53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584" calcext:value-type="float">
            <text:p>16.5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08" calcext:value-type="float">
            <text:p>16.60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32" calcext:value-type="float">
            <text:p>16.63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56" calcext:value-type="float">
            <text:p>16.6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04" calcext:value-type="float">
            <text:p>16.70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28" calcext:value-type="float">
            <text:p>16.72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52" calcext:value-type="float">
            <text:p>16.75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776001" calcext:value-type="float">
            <text:p>16.776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24" calcext:value-type="float">
            <text:p>16.82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48" calcext:value-type="float">
            <text:p>16.84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72" calcext:value-type="float">
            <text:p>16.87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896" calcext:value-type="float">
            <text:p>16.89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44" calcext:value-type="float">
            <text:p>16.9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68" calcext:value-type="float">
            <text:p>16.9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992" calcext:value-type="float">
            <text:p>16.99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16" calcext:value-type="float">
            <text:p>17.01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64001" calcext:value-type="float">
            <text:p>17.064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088" calcext:value-type="float">
            <text:p>17.0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12" calcext:value-type="float">
            <text:p>17.1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36" calcext:value-type="float">
            <text:p>17.1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184" calcext:value-type="float">
            <text:p>17.18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08" calcext:value-type="float">
            <text:p>17.20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32" calcext:value-type="float">
            <text:p>17.2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56" calcext:value-type="float">
            <text:p>17.25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04" calcext:value-type="float">
            <text:p>17.30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28001" calcext:value-type="float">
            <text:p>17.32800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52" calcext:value-type="float">
            <text:p>17.35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376" calcext:value-type="float">
            <text:p>17.37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24" calcext:value-type="float">
            <text:p>17.4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48" calcext:value-type="float">
            <text:p>17.44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72" calcext:value-type="float">
            <text:p>17.47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44" calcext:value-type="float">
            <text:p>17.54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68" calcext:value-type="float">
            <text:p>17.56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592001" calcext:value-type="float">
            <text:p>17.59200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16" calcext:value-type="float">
            <text:p>17.61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64" calcext:value-type="float">
            <text:p>17.66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688" calcext:value-type="float">
            <text:p>17.68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12" calcext:value-type="float">
            <text:p>17.71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36" calcext:value-type="float">
            <text:p>17.73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784" calcext:value-type="float">
            <text:p>17.78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08" calcext:value-type="float">
            <text:p>17.80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32" calcext:value-type="float">
            <text:p>17.83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56" calcext:value-type="float">
            <text:p>17.85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880001" calcext:value-type="float">
            <text:p>17.880001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04" calcext:value-type="float">
            <text:p>17.90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28" calcext:value-type="float">
            <text:p>17.92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52" calcext:value-type="float">
            <text:p>17.95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.976" calcext:value-type="float">
            <text:p>17.97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24" calcext:value-type="float">
            <text:p>18.02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48" calcext:value-type="float">
            <text:p>18.04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72" calcext:value-type="float">
            <text:p>18.07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096" calcext:value-type="float">
            <text:p>18.09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44001" calcext:value-type="float">
            <text:p>18.14400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68" calcext:value-type="float">
            <text:p>18.16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192" calcext:value-type="float">
            <text:p>18.19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16" calcext:value-type="float">
            <text:p>18.21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64" calcext:value-type="float">
            <text:p>18.26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288" calcext:value-type="float">
            <text:p>18.28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12" calcext:value-type="float">
            <text:p>18.3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36" calcext:value-type="float">
            <text:p>18.3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384" calcext:value-type="float">
            <text:p>18.38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08" calcext:value-type="float">
            <text:p>18.40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32" calcext:value-type="float">
            <text:p>18.43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56" calcext:value-type="float">
            <text:p>18.45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04" calcext:value-type="float">
            <text:p>18.50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28" calcext:value-type="float">
            <text:p>18.52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52" calcext:value-type="float">
            <text:p>18.55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576" calcext:value-type="float">
            <text:p>18.57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24" calcext:value-type="float">
            <text:p>18.62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48" calcext:value-type="float">
            <text:p>18.6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72" calcext:value-type="float">
            <text:p>18.67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696001" calcext:value-type="float">
            <text:p>18.696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44" calcext:value-type="float">
            <text:p>18.74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68" calcext:value-type="float">
            <text:p>18.7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792" calcext:value-type="float">
            <text:p>18.79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16" calcext:value-type="float">
            <text:p>18.8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64" calcext:value-type="float">
            <text:p>18.8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888" calcext:value-type="float">
            <text:p>18.88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12" calcext:value-type="float">
            <text:p>18.9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36" calcext:value-type="float">
            <text:p>18.93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60001" calcext:value-type="float">
            <text:p>18.960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.984" calcext:value-type="float">
            <text:p>18.98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08" calcext:value-type="float">
            <text:p>19.00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32" calcext:value-type="float">
            <text:p>19.03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56" calcext:value-type="float">
            <text:p>19.0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04" calcext:value-type="float">
            <text:p>19.1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28" calcext:value-type="float">
            <text:p>19.12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52" calcext:value-type="float">
            <text:p>19.15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176" calcext:value-type="float">
            <text:p>19.1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24" calcext:value-type="float">
            <text:p>19.2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48001" calcext:value-type="float">
            <text:p>19.24800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72" calcext:value-type="float">
            <text:p>19.2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296" calcext:value-type="float">
            <text:p>19.29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44" calcext:value-type="float">
            <text:p>19.34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68" calcext:value-type="float">
            <text:p>19.36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392" calcext:value-type="float">
            <text:p>19.39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16" calcext:value-type="float">
            <text:p>19.4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64" calcext:value-type="float">
            <text:p>19.46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488" calcext:value-type="float">
            <text:p>19.4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12001" calcext:value-type="float">
            <text:p>19.51200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08" calcext:value-type="float">
            <text:p>19.60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32" calcext:value-type="float">
            <text:p>19.63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56" calcext:value-type="float">
            <text:p>19.65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04" calcext:value-type="float">
            <text:p>19.70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28" calcext:value-type="float">
            <text:p>19.72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52" calcext:value-type="float">
            <text:p>19.75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776001" calcext:value-type="float">
            <text:p>19.77600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24" calcext:value-type="float">
            <text:p>19.82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48" calcext:value-type="float">
            <text:p>19.84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72" calcext:value-type="float">
            <text:p>19.87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44" calcext:value-type="float">
            <text:p>19.94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68" calcext:value-type="float">
            <text:p>19.96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.992" calcext:value-type="float">
            <text:p>19.992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16" calcext:value-type="float">
            <text:p>20.016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64001" calcext:value-type="float">
            <text:p>20.06400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088" calcext:value-type="float">
            <text:p>20.08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12" calcext:value-type="float">
            <text:p>20.1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36" calcext:value-type="float">
            <text:p>20.13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184" calcext:value-type="float">
            <text:p>20.18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08" calcext:value-type="float">
            <text:p>20.20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32" calcext:value-type="float">
            <text:p>20.23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56" calcext:value-type="float">
            <text:p>20.256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04" calcext:value-type="float">
            <text:p>20.30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28001" calcext:value-type="float">
            <text:p>20.32800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52" calcext:value-type="float">
            <text:p>20.35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376" calcext:value-type="float">
            <text:p>20.37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24" calcext:value-type="float">
            <text:p>20.42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48" calcext:value-type="float">
            <text:p>20.44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72" calcext:value-type="float">
            <text:p>20.47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496" calcext:value-type="float">
            <text:p>20.49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44" calcext:value-type="float">
            <text:p>20.54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68" calcext:value-type="float">
            <text:p>20.56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592001" calcext:value-type="float">
            <text:p>20.592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16001" calcext:value-type="float">
            <text:p>20.61600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688" calcext:value-type="float">
            <text:p>20.68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12" calcext:value-type="float">
            <text:p>20.71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36" calcext:value-type="float">
            <text:p>20.736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784" calcext:value-type="float">
            <text:p>20.78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08" calcext:value-type="float">
            <text:p>20.80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32" calcext:value-type="float">
            <text:p>20.83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56" calcext:value-type="float">
            <text:p>20.85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880001" calcext:value-type="float">
            <text:p>20.88000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28" calcext:value-type="float">
            <text:p>20.92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52" calcext:value-type="float">
            <text:p>20.95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.976" calcext:value-type="float">
            <text:p>20.97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24" calcext:value-type="float">
            <text:p>21.02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48" calcext:value-type="float">
            <text:p>21.04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72" calcext:value-type="float">
            <text:p>21.07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096" calcext:value-type="float">
            <text:p>21.09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44001" calcext:value-type="float">
            <text:p>21.1440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68" calcext:value-type="float">
            <text:p>21.16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192" calcext:value-type="float">
            <text:p>21.19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16" calcext:value-type="float">
            <text:p>21.2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64" calcext:value-type="float">
            <text:p>21.26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288" calcext:value-type="float">
            <text:p>21.28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12" calcext:value-type="float">
            <text:p>21.3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36" calcext:value-type="float">
            <text:p>21.3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384" calcext:value-type="float">
            <text:p>21.38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08" calcext:value-type="float">
            <text:p>21.40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32001" calcext:value-type="float">
            <text:p>21.43200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56" calcext:value-type="float">
            <text:p>21.45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04" calcext:value-type="float">
            <text:p>21.50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28" calcext:value-type="float">
            <text:p>21.5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52" calcext:value-type="float">
            <text:p>21.55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576" calcext:value-type="float">
            <text:p>21.57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24" calcext:value-type="float">
            <text:p>21.62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48" calcext:value-type="float">
            <text:p>21.64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72" calcext:value-type="float">
            <text:p>21.67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696001" calcext:value-type="float">
            <text:p>21.69600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44" calcext:value-type="float">
            <text:p>21.74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68" calcext:value-type="float">
            <text:p>21.76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792" calcext:value-type="float">
            <text:p>21.79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16" calcext:value-type="float">
            <text:p>21.81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64" calcext:value-type="float">
            <text:p>21.8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12" calcext:value-type="float">
            <text:p>21.9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36" calcext:value-type="float">
            <text:p>21.936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60001" calcext:value-type="float">
            <text:p>21.96000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.984" calcext:value-type="float">
            <text:p>21.98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08" calcext:value-type="float">
            <text:p>22.00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32" calcext:value-type="float">
            <text:p>22.03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56" calcext:value-type="float">
            <text:p>22.05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04" calcext:value-type="float">
            <text:p>22.1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28" calcext:value-type="float">
            <text:p>22.1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52" calcext:value-type="float">
            <text:p>22.15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176" calcext:value-type="float">
            <text:p>22.17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24" calcext:value-type="float">
            <text:p>22.22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48001" calcext:value-type="float">
            <text:p>22.24800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72" calcext:value-type="float">
            <text:p>22.27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296" calcext:value-type="float">
            <text:p>22.29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44" calcext:value-type="float">
            <text:p>22.3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392" calcext:value-type="float">
            <text:p>22.39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16" calcext:value-type="float">
            <text:p>22.41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64" calcext:value-type="float">
            <text:p>22.46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488" calcext:value-type="float">
            <text:p>22.48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12001" calcext:value-type="float">
            <text:p>22.5120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36" calcext:value-type="float">
            <text:p>22.53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584" calcext:value-type="float">
            <text:p>22.58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08" calcext:value-type="float">
            <text:p>22.6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32" calcext:value-type="float">
            <text:p>22.63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04" calcext:value-type="float">
            <text:p>22.7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28" calcext:value-type="float">
            <text:p>22.72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52" calcext:value-type="float">
            <text:p>22.75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776001" calcext:value-type="float">
            <text:p>22.776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00001" calcext:value-type="float">
            <text:p>22.8000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24" calcext:value-type="float">
            <text:p>22.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48" calcext:value-type="float">
            <text:p>22.84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72" calcext:value-type="float">
            <text:p>22.87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896" calcext:value-type="float">
            <text:p>22.89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44" calcext:value-type="float">
            <text:p>22.94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68" calcext:value-type="float">
            <text:p>22.96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.992" calcext:value-type="float">
            <text:p>22.99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16" calcext:value-type="float">
            <text:p>23.0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64001" calcext:value-type="float">
            <text:p>23.064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088" calcext:value-type="float">
            <text:p>23.0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12" calcext:value-type="float">
            <text:p>23.1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36" calcext:value-type="float">
            <text:p>23.1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184" calcext:value-type="float">
            <text:p>23.1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08" calcext:value-type="float">
            <text:p>23.2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32" calcext:value-type="float">
            <text:p>23.2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56" calcext:value-type="float">
            <text:p>23.2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04" calcext:value-type="float">
            <text:p>23.3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28001" calcext:value-type="float">
            <text:p>23.328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52" calcext:value-type="float">
            <text:p>23.3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376" calcext:value-type="float">
            <text:p>23.3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48" calcext:value-type="float">
            <text:p>23.44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72" calcext:value-type="float">
            <text:p>23.47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496" calcext:value-type="float">
            <text:p>23.49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44" calcext:value-type="float">
            <text:p>23.54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68" calcext:value-type="float">
            <text:p>23.56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592001" calcext:value-type="float">
            <text:p>23.592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16001" calcext:value-type="float">
            <text:p>23.616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64" calcext:value-type="float">
            <text:p>23.66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688" calcext:value-type="float">
            <text:p>23.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12" calcext:value-type="float">
            <text:p>23.71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36" calcext:value-type="float">
            <text:p>23.7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784" calcext:value-type="float">
            <text:p>23.78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08" calcext:value-type="float">
            <text:p>23.80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32" calcext:value-type="float">
            <text:p>23.83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56" calcext:value-type="float">
            <text:p>23.85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880001" calcext:value-type="float">
            <text:p>23.88000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04" calcext:value-type="float">
            <text:p>23.90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28" calcext:value-type="float">
            <text:p>23.92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52" calcext:value-type="float">
            <text:p>23.95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.976" calcext:value-type="float">
            <text:p>23.976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1">00/00/0000</text:date>, <text:time style:data-style-name="N2" text:time-value="21:32:20.0263683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11T21:33:23.159422772</dc:date>
    <meta:editing-duration>PT36M6S</meta:editing-duration>
    <meta:editing-cycles>30</meta:editing-cycles>
    <meta:generator>LibreOffice/24.2.3.2$Linux_X86_64 LibreOffice_project/420$Build-2</meta:generator>
    <meta:document-statistic meta:table-count="5" meta:cell-count="14070" meta:object-count="0"/>
  </office:meta>
</office:document-meta>
</file>